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159cm" svg:stroke-color="#427531"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solid" svg:stroke-width="0.079cm" svg:stroke-color="#006f7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9"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93cm" fo:min-width="3.888cm" fo:padding-top="0.13cm" fo:padding-bottom="0.13cm" fo:padding-left="0.25cm" fo:padding-right="0.25cm" fo:wrap-option="wrap" draw:shadow="hidden"/>
    </style:style>
    <style:style style:name="gr10"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1"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3cm" fo:min-width="5.882cm"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1.425cm" fo:padding-top="0.13cm" fo:padding-bottom="0.13cm" fo:padding-left="0.25cm" fo:padding-right="0.25cm" fo:wrap-option="no-wrap" draw:shadow="hidden"/>
    </style:style>
    <style:style style:name="gr13"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3cm" fo:min-width="13.223cm"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3cm" fo:min-width="7.44cm" fo:padding-top="0.13cm" fo:padding-bottom="0.13cm" fo:padding-left="0.25cm" fo:padding-right="0.25cm" fo:wrap-option="wrap" draw:shadow="hidden"/>
    </style:style>
    <style:style style:name="gr15" style:family="graphic" style:parent-style-name="standard" style:list-style-name="L23">
      <style:graphic-properties draw:stroke="solid" svg:stroke-width="0.026cm" svg:stroke-color="#000000" draw:stroke-linejoin="miter" draw:fill="solid" draw:fill-color="#66ccff" draw:textarea-horizontal-align="justify" draw:textarea-vertical-align="top" draw:auto-grow-height="true" fo:padding-top="0.13cm" fo:padding-bottom="0.13cm" fo:padding-left="0.25cm" fo:padding-right="0.25cm" fo:wrap-option="no-wrap" draw:shadow="hidden" draw:shadow-offset-x="0.035cm" draw:shadow-offset-y="0.035cm"/>
    </style:style>
    <style:style style:name="gr16" style:family="graphic" style:parent-style-name="standard">
      <style:graphic-properties draw:stroke="dash" draw:stroke-dash="Dash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list-style-name="L23">
      <style:graphic-properties draw:stroke="solid" svg:stroke-width="0.026cm" svg:stroke-color="#000000" draw:stroke-linejoin="miter" draw:fill="solid" draw:fill-color="#66ccff" draw:textarea-horizontal-align="justify" draw:textarea-vertical-align="top" draw:auto-grow-height="true" fo:padding-top="0.13cm" fo:padding-bottom="0.13cm" fo:padding-left="0.25cm" fo:padding-right="0.25cm" fo:wrap-option="no-wrap" draw:shadow="hidden" draw:shadow-offset-x="0.035cm" draw:shadow-offset-y="0.035cm"/>
    </style:style>
    <style:style style:name="gr18" style:family="graphic" style:parent-style-name="standard" style:list-style-name="L24">
      <style:graphic-properties draw:stroke="solid" svg:stroke-width="0.026cm" svg:stroke-color="#000000" draw:stroke-linejoin="miter" draw:fill="solid" draw:fill-color="#800000" draw:textarea-horizontal-align="justify" draw:textarea-vertical-align="top" draw:auto-grow-height="true" fo:padding-top="0.13cm" fo:padding-bottom="0.13cm" fo:padding-left="0.25cm" fo:padding-right="0.25cm" fo:wrap-option="no-wrap" draw:shadow="hidden" draw:shadow-offset-x="0.035cm" draw:shadow-offset-y="0.035cm"/>
    </style:style>
    <style:style style:name="gr19"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list-style-name="L2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list-style-name="L2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3" style:family="graphic" style:parent-style-name="standard" style:list-style-name="L2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4" style:family="graphic" style:parent-style-name="standard" style:list-style-name="L23">
      <style:graphic-properties draw:stroke="solid" svg:stroke-width="0.026cm" svg:stroke-color="#000000" draw:stroke-linejoin="round" draw:fill="solid" draw:fill-color="#ffff00" draw:textarea-horizontal-align="justify"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035cm" svg:stroke-color="#00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list-style-name="L2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8" style:family="graphic" style:parent-style-name="standard" style:list-style-name="L23">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9" style:family="graphic" style:parent-style-name="standard" style:list-style-name="L23">
      <style:graphic-properties draw:stroke="solid" svg:stroke-width="0.026cm" svg:stroke-color="#000000" draw:stroke-linejoin="round" draw:fill="solid" draw:fill-color="#ffff00" draw:textarea-horizontal-align="justify"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3cm" fo:min-width="6.75cm" fo:padding-top="0.13cm" fo:padding-bottom="0.13cm" fo:padding-left="0.25cm" fo:padding-right="0.25cm" fo:wrap-option="wrap" draw:shadow="hidden"/>
    </style:style>
    <style:style style:name="gr31"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13cm" fo:min-width="5.984cm"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auto-grow-height="true" fo:min-height="12.001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3cm" fo:padding-bottom="0.13cm" fo:padding-left="0.25cm" fo:padding-right="0.25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1.176cm" fo:min-width="0cm" fo:padding-top="0.13cm" fo:padding-bottom="0.13cm" fo:padding-left="0.25cm" fo:padding-right="0.25cm" fo:wrap-option="no-wrap" draw:shadow="hidden"/>
    </style:style>
    <style:style style:name="pr6" style:family="presentation" style:parent-style-name="Default-notes">
      <style:graphic-properties draw:stroke="solid" svg:stroke-width="0.026cm" svg:stroke-color="#000000" svg:stroke-opacity="100%" draw:stroke-linejoin="miter" draw:fill="none" draw:fill-color="#ffffff" draw:textarea-horizontal-align="justify" draw:textarea-vertical-align="top" draw:auto-grow-height="true" draw:auto-grow-width="false" fo:min-height="28.987cm" fo:min-width="0cm" fo:padding-top="0.134cm" fo:padding-bottom="0.134cm" fo:padding-left="0.269cm" fo:padding-right="0.269cm" fo:wrap-option="no-wrap" draw:shadow="hidden"/>
    </style:style>
    <style:style style:name="pr7" style:family="presentation" style:parent-style-name="Default-notes">
      <style:graphic-properties draw:stroke="solid" svg:stroke-width="0.026cm" svg:stroke-color="#000000" svg:stroke-opacity="100%" draw:stroke-linejoin="miter" draw:fill="none" draw:fill-color="#ffffff" draw:auto-grow-height="true" fo:min-height="12.001cm" fo:padding-top="0.013cm" fo:padding-bottom="0.013cm" fo:padding-left="0.013cm" fo:padding-right="0.013cm" draw:shadow="hidden"/>
    </style:style>
    <style:style style:name="pr8" style:family="presentation" style:parent-style-name="Default-notes">
      <style:graphic-properties draw:stroke="solid" svg:stroke-width="0.026cm" svg:stroke-color="#000000" svg:stroke-opacity="100%" draw:stroke-linejoin="miter" draw:fill="none" draw:fill-color="#ffffff" draw:textarea-horizontal-align="center" draw:textarea-vertical-align="middle" draw:auto-grow-height="true" draw:auto-grow-width="false" fo:min-height="11.736cm" fo:min-width="0cm" fo:padding-top="0.134cm" fo:padding-bottom="0.134cm" fo:padding-left="0.269cm" fo:padding-right="0.269cm" fo:wrap-option="wrap" draw:shadow="hidden"/>
    </style:style>
    <style:style style:name="pr9" style:family="presentation" style:parent-style-name="Default-notes">
      <style:graphic-properties draw:stroke="solid" svg:stroke-width="0.026cm" svg:stroke-color="#000000" svg:stroke-opacity="100%" draw:stroke-linejoin="miter" draw:fill="none" draw:fill-color="#ffffff" draw:textarea-horizontal-align="justify" draw:textarea-vertical-align="middle" draw:auto-grow-height="true" draw:auto-grow-width="false" fo:min-height="11.736cm" fo:min-width="0cm" fo:padding-top="0.134cm" fo:padding-bottom="0.134cm" fo:padding-left="0.269cm" fo:padding-right="0.269cm" fo:wrap-option="wrap" draw:shadow="hidden"/>
    </style:style>
    <style:style style:name="pr10"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2.018cm" fo:min-width="0cm" fo:padding-top="0.13cm" fo:padding-bottom="0.13cm" fo:padding-left="0.25cm" fo:padding-right="0.25cm" fo:wrap-option="no-wrap" draw:shadow="visible" draw:shadow-offset-x="0.071cm" draw:shadow-offset-y="0.071cm" draw:shadow-color="#808080" draw:shadow-opacity="100%"/>
    </style:style>
    <style:style style:name="pr11" style:family="presentation" style:parent-style-name="Default-notes" style:list-style-name="L5">
      <style:graphic-properties draw:stroke="solid" svg:stroke-width="0.026cm" svg:stroke-color="#000000" svg:stroke-opacity="100%" draw:stroke-linejoin="miter" draw:fill="none" draw:fill-color="#ffffff" draw:textarea-horizontal-align="center" draw:textarea-vertical-align="middle" draw:auto-grow-height="true" draw:auto-grow-width="false" fo:min-height="11.736cm" fo:min-width="0cm" fo:padding-top="0.134cm" fo:padding-bottom="0.134cm" fo:padding-left="0.269cm" fo:padding-right="0.269cm" fo:wrap-option="wrap" draw:shadow="hidden"/>
    </style:style>
    <style:style style:name="pr12" style:family="presentation" style:parent-style-name="Default-outline1" style:list-style-name="L13">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4.165cm" fo:min-width="0cm" fo:padding-top="0.13cm" fo:padding-bottom="0.13cm" fo:padding-left="0.25cm" fo:padding-right="0.25cm" fo:wrap-option="no-wrap" draw:shadow="visible" draw:shadow-offset-x="0.071cm" draw:shadow-offset-y="0.071cm" draw:shadow-color="#808080" draw:shadow-opacity="100%"/>
    </style:style>
    <style:style style:name="pr13"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2.864cm" fo:min-width="0cm" fo:padding-top="0.13cm" fo:padding-bottom="0.13cm" fo:padding-left="0.25cm" fo:padding-right="0.25cm" fo:wrap-option="no-wrap" draw:shadow="visible" draw:shadow-offset-x="0.071cm" draw:shadow-offset-y="0.071cm" draw:shadow-color="#808080" draw:shadow-opacity="100%"/>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no-wrap" draw:shadow="hidden"/>
    </style:style>
    <style:style style:name="pr15" style:family="presentation" style:parent-style-name="Default-title">
      <style:graphic-properties draw:stroke="none" draw:fill="none" draw:fill-color="#bbe0e3" draw:textarea-horizontal-align="justify" draw:textarea-vertical-align="top" draw:auto-grow-height="true" draw:auto-grow-width="false" fo:min-height="2.916cm" fo:min-width="0cm" fo:padding-top="0.13cm" fo:padding-bottom="0.13cm" fo:padding-left="0.25cm" fo:padding-right="0.25cm" fo:wrap-option="no-wrap" draw:shadow="hidden"/>
    </style:style>
    <style:style style:name="pr16"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2.229cm" fo:min-width="0cm" fo:padding-top="0.13cm" fo:padding-bottom="0.13cm" fo:padding-left="0.25cm" fo:padding-right="0.25cm" fo:wrap-option="no-wrap" draw:shadow="visible" draw:shadow-offset-x="0.071cm" draw:shadow-offset-y="0.071cm" draw:shadow-color="#808080" draw:shadow-opacity="100%"/>
    </style:style>
    <style:style style:name="pr17" style:family="presentation" style:parent-style-name="Default-outline1" style:list-style-name="L13">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9.406cm" fo:min-width="0cm" fo:padding-top="0.13cm" fo:padding-bottom="0.13cm" fo:padding-left="0.25cm" fo:padding-right="0.25cm" fo:wrap-option="no-wrap" draw:shadow="visible" draw:shadow-offset-x="0.071cm" draw:shadow-offset-y="0.071cm" draw:shadow-color="#808080" draw:shadow-opacity="10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17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48cm" fo:margin-right="0cm" fo:margin-top="0.211cm" fo:margin-bottom="0cm" text:enable-numbering="true" fo:text-indent="-0.948cm"/>
    </style:style>
    <style:style style:name="P7" style:family="paragraph">
      <style:paragraph-properties fo:margin-left="0.952cm" fo:margin-right="0cm" fo:text-indent="-0.952cm" style:writing-mode="lr-tb"/>
    </style:style>
    <style:style style:name="P8" style:family="paragraph">
      <style:paragraph-properties fo:margin-left="0cm" fo:margin-right="0cm" fo:line-height="100%" fo:text-align="end" text:enable-numbering="false" fo:text-indent="0cm" style:punctuation-wrap="hanging" style:line-break="strict"/>
    </style:style>
    <style:style style:name="P9" style:family="paragraph">
      <style:paragraph-properties style:writing-mode="lr-tb"/>
    </style:style>
    <style:style style:name="P10" style:family="paragraph">
      <style:paragraph-properties fo:margin-left="0cm" fo:margin-right="0cm" fo:line-height="100%" fo:text-align="end" text:enable-numbering="false" fo:text-indent="0cm" style:line-break="strict"/>
    </style:style>
    <style:style style:name="P11" style:family="paragraph">
      <style:paragraph-properties fo:margin-left="0cm" fo:margin-right="0cm" fo:margin-top="0.158cm" fo:margin-bottom="0cm" text:enable-numbering="false" fo:text-indent="0cm" style:punctuation-wrap="hanging" style:line-break="strict"/>
    </style:style>
    <style:style style:name="P12" style:family="paragraph">
      <style:paragraph-properties fo:margin-left="0cm" fo:margin-right="0cm" fo:margin-top="0.158cm" fo:margin-bottom="0cm" text:enable-numbering="true" fo:text-indent="0cm" style:punctuation-wrap="hanging" style:line-break="strict"/>
    </style:style>
    <style:style style:name="P13" style:family="paragraph">
      <style:paragraph-properties fo:margin-left="0cm" fo:margin-right="0cm" fo:line-height="100%" text:enable-numbering="false" fo:text-indent="0cm" style:punctuation-wrap="hanging" style:line-break="strict"/>
    </style:style>
    <style:style style:name="P14" style:family="paragraph">
      <style:paragraph-properties fo:margin-left="2.063cm" fo:margin-right="0cm" fo:margin-top="0.176cm" fo:margin-bottom="0cm" text:enable-numbering="true" fo:text-indent="-0.793cm"/>
    </style:style>
    <style:style style:name="P15" style:family="paragraph">
      <style:paragraph-properties fo:margin-left="0cm" fo:margin-right="0cm" fo:margin-top="0.158cm" fo:margin-bottom="0cm" text:enable-numbering="false" fo:text-indent="0cm" style:punctuation-wrap="hanging" style:line-break="strict" style:writing-mode="lr-tb"/>
    </style:style>
    <style:style style:name="P16" style:family="paragraph">
      <style:paragraph-properties fo:margin-left="0.948cm" fo:margin-right="0cm" fo:margin-top="0.211cm" fo:margin-bottom="0cm" text:enable-numbering="false" fo:text-indent="-0.948cm"/>
    </style:style>
    <style:style style:name="P17" style:family="paragraph">
      <style:paragraph-properties fo:margin-left="0.948cm" fo:margin-right="0cm" fo:margin-top="0.176cm" fo:margin-bottom="0cm" fo:line-height="90%" text:enable-numbering="true" fo:text-indent="-0.948cm"/>
    </style:style>
    <style:style style:name="P18" style:family="paragraph">
      <style:paragraph-properties fo:margin-left="0.948cm" fo:margin-right="0cm" fo:margin-top="0.176cm" fo:margin-bottom="0cm" fo:line-height="90%" text:enable-numbering="false" fo:text-indent="-0.948cm"/>
    </style:style>
    <style:style style:name="P19" style:family="paragraph">
      <style:paragraph-properties fo:margin-left="2.063cm" fo:margin-right="0cm" fo:margin-top="0.176cm" fo:margin-bottom="0cm" fo:line-height="90%" text:enable-numbering="true" fo:text-indent="-0.793cm"/>
    </style:style>
    <style:style style:name="P20" style:family="paragraph">
      <style:paragraph-properties fo:text-align="center" style:writing-mode="lr-tb"/>
      <style:text-properties fo:font-size="24pt"/>
    </style:style>
    <style:style style:name="P21" style:family="paragraph">
      <style:paragraph-properties fo:margin-left="0cm" fo:margin-right="0cm" fo:line-height="100%" text:enable-numbering="false" fo:text-indent="0cm"/>
    </style:style>
    <style:style style:name="P22" style:family="paragraph">
      <style:paragraph-properties fo:margin-left="1.053cm" fo:margin-right="0cm" fo:margin-top="0.194cm" fo:margin-bottom="0cm" text:enable-numbering="true" fo:text-indent="-1.053cm"/>
    </style:style>
    <style:style style:name="P23" style:family="paragraph">
      <style:paragraph-properties fo:margin-left="2.218cm" fo:margin-right="0cm" fo:margin-top="0.176cm" fo:margin-bottom="0cm" text:enable-numbering="true" fo:text-indent="-0.948cm"/>
    </style:style>
    <style:style style:name="P24" style:family="paragraph">
      <style:paragraph-properties fo:margin-left="1.058cm" fo:margin-right="0cm" fo:margin-top="0.185cm" fo:margin-bottom="0cm" text:enable-numbering="true" fo:text-indent="-1.058cm"/>
    </style:style>
    <style:style style:name="P25" style:family="paragraph">
      <style:paragraph-properties fo:margin-left="2.222cm" fo:margin-right="0cm" fo:margin-top="0.167cm" fo:margin-bottom="0cm" text:enable-numbering="true" fo:text-indent="-0.952cm"/>
    </style:style>
    <style:style style:name="P26" style:family="paragraph">
      <style:paragraph-properties fo:margin-left="2.222cm" fo:margin-right="0cm" fo:margin-top="0.185cm" fo:margin-bottom="0cm" text:enable-numbering="true" fo:text-indent="-0.952cm"/>
    </style:style>
    <style:style style:name="P27" style:family="paragraph">
      <style:paragraph-properties fo:margin-left="0.952cm" fo:margin-right="0cm" fo:margin-top="0.158cm" fo:margin-bottom="0cm" fo:line-height="80%" text:enable-numbering="false" fo:text-indent="-0.952cm"/>
    </style:style>
    <style:style style:name="P28" style:family="paragraph">
      <style:paragraph-properties fo:margin-left="0cm" fo:margin-right="0cm" fo:margin-top="0.264cm" fo:margin-bottom="0cm" fo:line-height="100%" text:enable-numbering="false" fo:text-indent="0cm" style:punctuation-wrap="hanging" style:line-break="strict"/>
    </style:style>
    <style:style style:name="P29" style:family="paragraph">
      <style:paragraph-properties fo:margin-left="0cm" fo:margin-right="0cm" fo:margin-top="0.264cm" fo:margin-bottom="0cm" fo:line-height="100%" text:enable-numbering="false" fo:text-indent="0cm" style:punctuation-wrap="hanging" style:line-break="strict" style:writing-mode="lr-tb"/>
    </style:style>
    <style:style style:name="P30" style:family="paragraph">
      <style:paragraph-properties fo:margin-left="0.952cm" fo:margin-right="0cm" fo:margin-top="0.158cm" fo:margin-bottom="0cm" fo:line-height="80%" text:enable-numbering="false" fo:text-indent="-0.952cm" style:writing-mode="lr-tb"/>
    </style:style>
    <style:style style:name="P31" style:family="paragraph">
      <style:paragraph-properties fo:margin-left="0cm" fo:margin-right="0cm" fo:line-height="100%" text:enable-numbering="false" fo:text-indent="0cm" style:writing-mode="lr-tb"/>
    </style:style>
    <style:style style:name="P32" style:family="paragraph">
      <style:paragraph-properties fo:margin-left="1.27cm" fo:margin-right="0cm" fo:margin-top="0.211cm" fo:margin-bottom="0cm" text:enable-numbering="true" fo:text-indent="-1.27cm"/>
    </style:style>
    <style:style style:name="P33" style:family="paragraph">
      <style:paragraph-properties fo:margin-left="2.328cm" fo:margin-right="0cm" fo:margin-top="0.176cm" fo:margin-bottom="0cm" text:enable-numbering="true" fo:text-indent="-1.058cm"/>
    </style:style>
    <style:style style:name="P34" style:family="paragraph">
      <style:paragraph-properties fo:margin-left="1.27cm" fo:margin-right="0cm" fo:margin-top="0.176cm" fo:margin-bottom="0cm" text:enable-numbering="true" fo:text-indent="-1.27cm"/>
    </style:style>
    <style:style style:name="P35" style:family="paragraph">
      <style:paragraph-properties fo:margin-left="1.322cm" fo:margin-right="0cm" fo:line-height="100%" text:enable-numbering="false" fo:text-indent="-1.27cm"/>
    </style:style>
    <style:style style:name="P36" style:family="paragraph">
      <style:paragraph-properties fo:margin-left="1.322cm" fo:margin-right="0cm" fo:line-height="100%" text:enable-numbering="true" fo:text-indent="-1.27cm"/>
    </style:style>
    <style:style style:name="P37" style:family="paragraph">
      <style:paragraph-properties fo:margin-left="0.952cm" fo:margin-right="0cm" fo:margin-top="0.158cm" fo:margin-bottom="0cm" fo:line-height="80%" text:enable-numbering="false" fo:text-indent="-0.952cm" style:punctuation-wrap="hanging" style:line-break="strict"/>
    </style:style>
    <style:style style:name="P38" style:family="paragraph">
      <style:paragraph-properties fo:margin-left="0.952cm" fo:margin-right="0cm" fo:margin-top="0.141cm" fo:margin-bottom="0cm" fo:line-height="80%" text:enable-numbering="false" fo:text-indent="-0.952cm" style:punctuation-wrap="hanging" style:line-break="strict"/>
    </style:style>
    <style:style style:name="P39" style:family="paragraph">
      <style:paragraph-properties fo:margin-left="0.948cm" fo:margin-right="0cm" fo:margin-top="0.229cm" fo:margin-bottom="0cm" text:enable-numbering="true" fo:text-indent="-0.948cm"/>
    </style:style>
    <style:style style:name="P40" style:family="paragraph">
      <style:paragraph-properties fo:margin-left="2.063cm" fo:margin-right="0cm" fo:margin-top="0.229cm" fo:margin-bottom="0cm" text:enable-numbering="true" fo:text-indent="-0.793cm"/>
    </style:style>
    <style:style style:name="P41" style:family="paragraph">
      <style:paragraph-properties fo:margin-left="2.063cm" fo:margin-right="0cm" fo:margin-top="0.158cm" fo:margin-bottom="0cm" text:enable-numbering="true" fo:text-indent="-0.793cm"/>
    </style:style>
    <style:style style:name="P42" style:family="paragraph">
      <style:paragraph-properties fo:margin-left="0.952cm" fo:margin-right="0cm" fo:margin-top="0.141cm" fo:margin-bottom="0cm" fo:line-height="80%" text:enable-numbering="false" fo:text-indent="-0.952cm"/>
    </style:style>
    <style:style style:name="P43" style:family="paragraph">
      <style:paragraph-properties fo:margin-left="0cm" fo:margin-right="0cm" fo:line-height="100%" fo:text-align="center" text:enable-numbering="false" fo:text-indent="0cm"/>
    </style:style>
    <style:style style:name="P44" style:family="paragraph">
      <style:paragraph-properties fo:margin-left="0cm" fo:margin-right="0cm" fo:line-height="100%" fo:text-align="center" text:enable-numbering="false" fo:text-indent="0cm" style:writing-mode="lr-tb"/>
    </style:style>
    <style:style style:name="P45" style:family="paragraph">
      <style:paragraph-properties fo:margin-left="0cm" fo:margin-right="0cm" text:enable-numbering="false" fo:text-indent="0cm" style:writing-mode="lr-tb"/>
    </style:style>
    <style:style style:name="P46" style:family="paragraph">
      <style:paragraph-properties fo:margin-left="0.952cm" fo:margin-right="0cm" fo:margin-top="0.141cm" fo:margin-bottom="0cm" fo:line-height="80%" text:enable-numbering="false" fo:text-indent="-0.952cm" style:writing-mode="lr-tb"/>
    </style:style>
    <style:style style:name="P47" style:family="paragraph">
      <style:paragraph-properties fo:margin-left="0cm" fo:margin-right="0cm" fo:line-height="100%" fo:text-align="end" text:enable-numbering="false" fo:text-indent="0cm" style:punctuation-wrap="hanging" style:line-break="strict"/>
      <style:text-properties fo:font-size="24pt"/>
    </style:style>
    <style:style style:name="P48"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49" style:family="paragraph">
      <style:paragraph-properties fo:margin-left="0cm" fo:margin-right="0cm" fo:line-height="100%" fo:text-align="end" text:enable-numbering="false" fo:text-indent="0cm" style:line-break="strict"/>
      <style:text-properties fo:font-size="24pt"/>
    </style:style>
    <style:style style:name="P50" style:family="paragraph">
      <style:paragraph-properties fo:margin-left="0cm" fo:margin-right="0cm" fo:line-height="100%" fo:text-align="end" text:enable-numbering="false" fo:text-indent="0cm" style:line-break="strict" style:writing-mode="lr-tb"/>
      <style:text-properties fo:font-size="24pt"/>
    </style:style>
    <style:style style:name="P51" style:family="paragraph">
      <style:paragraph-properties fo:margin-left="0cm" fo:margin-right="0cm" fo:text-indent="0cm"/>
      <style:text-properties fo:font-size="12pt"/>
    </style:style>
    <style:style style:name="P52" style:family="paragraph">
      <style:paragraph-properties fo:margin-left="0.948cm" fo:margin-right="0cm" fo:margin-top="0.176cm" fo:margin-bottom="0cm" text:enable-numbering="true" fo:text-indent="-0.948cm"/>
    </style:style>
    <style:style style:name="P53" style:family="paragraph">
      <style:paragraph-properties fo:margin-left="3.175cm" fo:margin-right="0cm" fo:margin-top="0.176cm" fo:margin-bottom="0cm" text:enable-numbering="true" fo:text-indent="-0.635cm"/>
    </style:style>
    <style:style style:name="T1" style:family="text">
      <style:text-properties fo:color="#1e481f" fo:font-size="36pt" style:font-size-asian="36pt" style:font-size-complex="36pt"/>
    </style:style>
    <style:style style:name="T2" style:family="text">
      <style:text-properties fo:language="en" fo:country="GB"/>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color="#000000" fo:font-family="'Times New Roman'" style:font-family-generic="roman" style:font-pitch="variable" fo:font-size="13pt" fo:language="en" fo:country="GB" style:font-size-asian="13pt" style:font-size-complex="13pt"/>
    </style:style>
    <style:style style:name="T5" style:family="text">
      <style:text-properties fo:language="en" fo:country="GB" fo:font-weight="bold" style:font-family-asian="'MS Gothic'" style:font-family-generic-asian="modern" style:font-pitch-asian="fixed" style:font-weight-asian="bold" style:font-family-complex="'MS Gothic'" style:font-family-generic-complex="modern" style:font-pitch-complex="fixed" style:font-weight-complex="bold"/>
    </style:style>
    <style:style style:name="T6" style:family="text">
      <style:text-properties fo:language="en" fo:country="GB" style:font-family-asian="'MS Gothic'" style:font-family-generic-asian="modern" style:font-pitch-asian="fixed" style:font-family-complex="'MS Gothic'" style:font-family-generic-complex="modern" style:font-pitch-complex="fixed"/>
    </style:style>
    <style:style style:name="T7" style:family="text">
      <style:text-properties fo:language="en" fo:country="GB" fo:font-style="italic" style:font-family-asian="'MS Gothic'" style:font-family-generic-asian="modern" style:font-pitch-asian="fixed" style:font-style-asian="italic" style:font-family-complex="'MS Gothic'" style:font-family-generic-complex="modern" style:font-pitch-complex="fixed" style:font-style-complex="italic"/>
    </style:style>
    <style:style style:name="T8" style:family="text">
      <style:text-properties fo:language="en" fo:country="GB" fo:font-weight="bold" style:font-weight-asian="bold" style:font-weight-complex="bold"/>
    </style:style>
    <style:style style:name="T9" style:family="text">
      <style:text-properties fo:color="#1e481f" fo:font-family="Verdana" style:font-family-generic="swiss" style:font-pitch="variable" fo:font-size="32pt" fo:language="en" fo:country="GB" style:font-family-asian="'ＭＳ Ｐゴシック'" style:font-family-generic-asian="modern" style:font-pitch-asian="variable" style:font-size-asian="32pt" style:font-family-complex="'ＭＳ Ｐゴシック'" style:font-family-generic-complex="modern" style:font-pitch-complex="variable" style:font-size-complex="32pt"/>
    </style:style>
    <style:style style:name="T10" style:family="text">
      <style:text-properties fo:language="en" fo:country="US"/>
    </style:style>
    <style:style style:name="T11" style:family="text">
      <style:text-properties fo:font-size="28pt" fo:language="en" fo:country="GB" style:font-size-asian="28pt" style:font-size-complex="28pt"/>
    </style:style>
    <style:style style:name="T12" style:family="text">
      <style:text-properties fo:font-size="20pt" fo:language="en" fo:country="GB" style:font-size-asian="20pt" style:font-size-complex="20pt"/>
    </style:style>
    <style:style style:name="T13" style:family="text">
      <style:text-properties fo:font-size="18pt" fo:language="en" fo:country="GB" style:font-size-asian="18pt" style:font-size-complex="18pt"/>
    </style:style>
    <style:style style:name="T14" style:family="text">
      <style:text-properties fo:color="#000000" fo:font-family="'Times New Roman'" style:font-family-generic="roman" style:font-pitch="variable" fo:font-size="20pt" fo:language="en" fo:country="GB" style:font-family-asian="'MS Gothic'" style:font-family-generic-asian="modern" style:font-pitch-asian="fixed" style:font-size-asian="20pt" style:font-family-complex="'MS Gothic'" style:font-family-generic-complex="modern" style:font-pitch-complex="fixed" style:font-size-complex="20pt"/>
    </style:style>
    <style:style style:name="T15" style:family="text">
      <style:text-properties fo:font-size="22pt" fo:language="en" fo:country="GB" style:font-size-asian="22pt" style:font-size-complex="22pt"/>
    </style:style>
    <style:style style:name="T16" style:family="text">
      <style:text-properties fo:font-size="33pt" fo:language="en" fo:country="GB" style:font-size-asian="33pt" style:font-size-complex="33pt"/>
    </style:style>
    <style:style style:name="T17" style:family="text">
      <style:text-properties fo:font-size="25pt" fo:language="en" fo:country="GB" style:font-size-asian="25pt" style:font-size-complex="25pt"/>
    </style:style>
    <style:style style:name="T18" style:family="text">
      <style:text-properties fo:font-size="25pt" fo:language="en" fo:country="GB" fo:font-style="italic" style:font-size-asian="25pt" style:font-style-asian="italic" style:font-size-complex="25pt" style:font-style-complex="italic"/>
    </style:style>
    <style:style style:name="T19" style:family="text">
      <style:text-properties fo:font-size="21pt" fo:language="en" fo:country="GB" style:font-size-asian="21pt" style:font-size-complex="21pt"/>
    </style:style>
    <style:style style:name="T20" style:family="text">
      <style:text-properties fo:font-size="21pt" fo:language="en" fo:country="GB" fo:font-style="italic" style:font-size-asian="21pt" style:font-style-asian="italic" style:font-size-complex="21pt" style:font-style-complex="italic"/>
    </style:style>
    <style:style style:name="T21" style:family="text">
      <style:text-properties fo:color="#7f0055" fo:font-family="Arial" style:font-pitch="variable" fo:font-size="18pt" fo:language="en" fo:country="GB" style:font-size-asian="18pt" style:font-size-complex="18pt"/>
    </style:style>
    <style:style style:name="T22" style:family="text">
      <style:text-properties fo:font-family="Arial" style:font-pitch="variable" fo:font-size="18pt" fo:language="en" fo:country="GB" style:font-size-asian="18pt" style:font-size-complex="18pt"/>
    </style:style>
    <style:style style:name="T23" style:family="text">
      <style:text-properties fo:color="#0000c0" fo:font-family="Arial" style:font-pitch="variable" fo:font-size="18pt" fo:language="en" fo:country="GB" style:font-size-asian="18pt" style:font-size-complex="18pt"/>
    </style:style>
    <style:style style:name="T24" style:family="text">
      <style:text-properties fo:font-family="Arial" style:font-pitch="variable" fo:font-size="20pt" style:font-size-asian="20pt" style:font-size-complex="20pt"/>
    </style:style>
    <style:style style:name="T25" style:family="text">
      <style:text-properties fo:font-family="Arial" style:font-pitch="variable" fo:font-size="20pt" fo:language="en" fo:country="US" style:font-size-asian="20pt" style:font-size-complex="20pt"/>
    </style:style>
    <style:style style:name="T26" style:family="text">
      <style:text-properties fo:color="#000000" fo:font-family="Arial" style:font-pitch="variable" fo:font-size="18pt" fo:language="en" fo:country="GB" style:font-size-asian="18pt" style:font-size-complex="18pt"/>
    </style:style>
    <style:style style:name="T27" style:family="text">
      <style:text-properties fo:font-weight="bold"/>
    </style:style>
    <style:style style:name="T28" style:family="text">
      <style:text-properties fo:color="#000000" fo:font-family="Verdana" style:font-family-generic="swiss" style:font-pitch="variable" fo:font-size="16pt" fo:language="en" fo:country="GB" style:font-family-asian="'MS Gothic'" style:font-family-generic-asian="modern" style:font-pitch-asian="fixed" style:font-size-asian="16pt" style:font-family-complex="'MS Gothic'" style:font-family-generic-complex="modern" style:font-pitch-complex="fixed" style:font-size-complex="16pt"/>
    </style:style>
    <style:style style:name="T29" style:family="text">
      <style:text-properties fo:color="#7f0055"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0" style:family="text">
      <style:text-properties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1" style:family="text">
      <style:text-properties fo:color="#0000c0"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2" style:family="text">
      <style:text-properties fo:font-family="Arial" style:font-pitch="variable" fo:font-size="16pt" fo:language="en" fo:country="GB"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33" style:family="text">
      <style:text-properties fo:font-size="26pt" fo:language="en" fo:country="GB" style:font-size-asian="26pt" style:font-size-complex="26pt"/>
    </style:style>
    <style:style style:name="T34" style:family="text">
      <style:text-properties fo:font-size="18pt" fo:language="en" fo:country="US" style:font-size-asian="18pt" style:font-size-complex="18pt"/>
    </style:style>
    <style:style style:name="T35" style:family="text">
      <style:text-properties fo:color="#7f0055" fo:font-family="Arial" style:font-pitch="variable" fo:font-size="16pt" fo:language="en" fo:country="GB" style:font-size-asian="16pt" style:font-size-complex="16pt"/>
    </style:style>
    <style:style style:name="T36" style:family="text">
      <style:text-properties fo:font-family="Arial" style:font-pitch="variable" fo:font-size="16pt" fo:language="en" fo:country="GB" style:font-size-asian="16pt" style:font-size-complex="16pt"/>
    </style:style>
    <style:style style:name="T37" style:family="text">
      <style:text-properties fo:color="#0000c0" fo:font-family="Arial" style:font-pitch="variable" fo:font-size="16pt" fo:language="en" fo:country="GB" style:font-size-asian="16pt" style:font-size-complex="16pt"/>
    </style:style>
    <style:style style:name="T38" style:family="text">
      <style:text-properties fo:color="#666666" fo:font-family="Arial" style:font-pitch="variable" fo:font-size="16pt" fo:language="en" fo:country="GB" style:font-size-asian="16pt" style:font-size-complex="16pt"/>
    </style:style>
    <style:style style:name="T39" style:family="text">
      <style:text-properties fo:color="#7f0055" fo:font-family="Arial" style:font-pitch="variable" fo:font-size="16pt" fo:language="en" fo:country="GB" fo:font-weight="bold" style:font-size-asian="16pt" style:font-weight-asian="bold" style:font-size-complex="16pt" style:font-weight-complex="bold"/>
    </style:style>
    <style:style style:name="T40" style:family="text">
      <style:text-properties fo:font-family="Arial" style:font-pitch="variable" fo:font-size="18pt" style:font-size-asian="18pt" style:font-size-complex="18pt"/>
    </style:style>
    <style:style style:name="T41" style:family="text">
      <style:text-properties fo:font-family="Arial" style:font-pitch="variable" fo:font-size="18pt" fo:language="en" fo:country="US" style:font-size-asian="18pt" style:font-size-complex="18pt"/>
    </style:style>
    <style:style style:name="T42" style:family="text">
      <style:text-properties fo:color="#ffffff" fo:font-family="Arial" style:font-pitch="variable" fo:font-size="18pt" fo:language="en" fo:country="US" style:font-size-asian="18pt" style:font-size-complex="18pt"/>
    </style:style>
    <style:style style:name="T43" style:family="text">
      <style:text-properties fo:font-family="Arial" style:font-pitch="variable" fo:font-size="18pt" fo:language="en" fo:country="US" fo:font-weight="bold" style:font-size-asian="18pt" style:font-weight-asian="bold" style:font-size-complex="18pt" style:font-weight-complex="bold"/>
    </style:style>
    <style:style style:name="T44" style:family="text">
      <style:text-properties fo:font-family="Arial" style:font-pitch="variable" fo:font-size="16pt" fo:language="en" fo:country="US" style:font-size-asian="16pt" style:font-size-complex="16pt"/>
    </style:style>
    <style:style style:name="T45" style:family="text">
      <style:text-properties fo:color="#000000" fo:font-family="Arial" style:font-pitch="variable" fo:font-size="16pt" fo:language="en" fo:country="GB" style:font-size-asian="16pt" style:font-size-complex="16pt"/>
    </style:style>
    <style:style style:name="T46" style:family="text">
      <style:text-properties fo:font-size="14pt" fo:language="en" fo:country="GB" style:font-size-asian="14pt" style:font-size-complex="14pt"/>
    </style:style>
    <style:style style:name="T47" style:family="text">
      <style:text-properties fo:language="en" fo:country="GB" fo:font-style="italic" style:font-style-asian="italic" style:font-style-complex="italic"/>
    </style:style>
    <style:style style:name="T48" style:family="text">
      <style:text-properties fo:color="#1e481f" fo:font-size="36pt" fo:language="en" fo:country="US" style:font-size-asian="36pt" style:font-size-complex="36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list-level-properties text:min-label-width="0.94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1.053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94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1.05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952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Courier New'" style:font-family-generic="modern" style:font-pitch="fixed"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Courier New'" style:font-family-generic="modern" style:font-pitch="fixed"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space-before="0.052cm"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9">
      <text:list-level-style-bullet text:level="1" text:bullet-char="•">
        <style:list-level-properties text:min-label-width="0.952cm"/>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21">
      <text:list-level-style-bullet text:level="1" text:bullet-char="•">
        <style:list-level-properties text:min-label-width="0.952cm"/>
        <style:text-properties fo:font-family="'Courier New'" style:font-family-generic="modern" style:font-pitch="fixed" fo:color="#666666"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2">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4">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draw:page draw:name="Testing Spring Applications"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Testing Spring Applications</text:span></text:p>
          </draw:text-box>
        </draw:frame>
        <draw:frame presentation:style-name="pr2" draw:text-style-name="P2" draw:layer="layout" svg:width="17.78cm" svg:height="4.87cm" svg:x="3.625cm" svg:y="8.461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Unit Testing without Spring, </text:p>
                  </text:list-item>
                </text:list>
              </text:list-item>
            </text:list>
            <text:list text:style-name="L2">
              <text:list-item>
                <text:list>
                  <text:list-item>
                    <text:p text:style-name="P3">and Integration Testing with Spring</text:p>
                  </text:list-item>
                </text:list>
              </text:list-item>
            </text:list>
          </draw:text-box>
        </draw:frame>
        <presentation:notes draw:style-name="dp2">
          <draw:page-thumbnail draw:layer="layout" svg:width="13.335cm" svg:height="10.001cm" svg:x="3.493cm" svg:y="2.002cm" draw:page-number="1"/>
          <draw:frame presentation:style-name="pr3" draw:text-style-name="P4" draw:layer="layout" svg:width="16.254cm" svg:height="12.001cm" svg:x="2.033cm" svg:y="12.668cm" presentation:class="notes" presentation:placeholder="true">
            <draw:text-box/>
          </draw:frame>
        </presentation:notes>
      </draw:page>
      <draw:page draw:name="Topics in this session"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Topics in this session</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 Driven Development</text:span></text:p>
              </text:list-item>
            </text:list>
            <text:list text:style-name="L3">
              <text:list-item>
                <text:p text:style-name="P6"><text:span text:style-name="T2">Unit Testing vs. Integration Testing</text:span></text:p>
              </text:list-item>
            </text:list>
            <text:list text:style-name="L3">
              <text:list-item>
                <text:p text:style-name="P6"><text:span text:style-name="T2">Unit Testing with Stubs</text:span></text:p>
              </text:list-item>
            </text:list>
            <text:list text:style-name="L3">
              <text:list-item>
                <text:p text:style-name="P6"><text:span text:style-name="T2">Unit Testing with Mocks</text:span></text:p>
              </text:list-item>
            </text:list>
            <text:list text:style-name="L3">
              <text:list-item>
                <text:p text:style-name="P6"><text:span text:style-name="T2">Integration Testing with Spring</text:span></text:p>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6" draw:text-style-name="P2" draw:layer="layout" svg:width="16.254cm" svg:height="29.255cm" svg:x="2.033cm" svg:y="12.669cm" presentation:class="notes" presentation:user-transformed="true">
            <draw:text-box>
              <text:list text:style-name="L5">
                <text:list-item>
                  <text:p text:style-name="P11"><text:span text:style-name="T5">Description of theory presented in “Testing Spring Applications”</text:span></text:p>
                </text:list-item>
              </text:list>
              <text:list text:style-name="L5">
                <text:list-item>
                  <text:p text:style-name="P11"><text:span text:style-name="T6">The first topic describes the motivation for testing including the essential role that testing plays in agile development. Here we mention that a test-suite provides confidence which in turn enables refactoring – ultimately producing more flexible and higher-quality code. Just as important, we discuss how thinking about testing in the design phase (making sure that each unit is testable in isolation) promotes a loosely-coupled and highly-cohesive design. The concept of “continuous integration” is also introduced – not only the benefits, but also things to consider: specifically the need for high-performance tests that can literally run every few minutes.</text:span></text:p>
                </text:list-item>
              </text:list>
              <text:list text:style-name="L5">
                <text:list-item>
                  <text:p text:style-name="P11"><text:span text:style-name="T6"/></text:p>
                </text:list-item>
              </text:list>
              <text:list text:style-name="L5">
                <text:list-item>
                  <text:p text:style-name="P11"><text:span text:style-name="T6">Next, we clarify the distinction between unit and integration tests. Of course, the main point to make here is that Spring should be left out of the picture for unit-testing. Simply call the constructors/setters in the test. That should be possible thanks to dependency-injection (this is a good time to reiterate this benefit of using IoC). This discussion about calling setters for collaborators obviously leads to the question “but I thought this was a UNIT test”… providing a nice segue to the stubs and mocks (next 2 topics).</text:span></text:p>
                </text:list-item>
              </text:list>
              <text:list text:style-name="L5">
                <text:list-item>
                  <text:p text:style-name="P11"><text:span text:style-name="T6"/></text:p>
                </text:list-item>
              </text:list>
              <text:list text:style-name="L5">
                <text:list-item>
                  <text:p text:style-name="P11"><text:span text:style-name="T6">The rationale for stubs is that we want to focus on the </text:span><text:span text:style-name="T7">isolated unit</text:span><text:span text:style-name="T6"> – </text:span><text:span text:style-name="T7">not</text:span><text:span text:style-name="T6"> its interaction with collaborators. However, stubs can be difficult to maintain as a system grows, and especially when different data needs to be returned (such as when using a stub DAO) for different test cases. This leads to the discussion of mocks – including a walk-through example using EasyMock.</text:span></text:p>
                </text:list-item>
              </text:list>
              <text:list text:style-name="L5">
                <text:list-item>
                  <text:p text:style-name="P11"><text:span text:style-name="T6"/></text:p>
                </text:list-item>
              </text:list>
              <text:list text:style-name="L5">
                <text:list-item>
                  <text:p text:style-name="P11"><text:span text:style-name="T6">Finally, there is an overview of Spring’s base classes for integration testing support. For the discussion of AbstractDependencyInjectionSpringContextTests, point out the benefits of using dependency injection for the dependencies of the testcase itself as well as the benefit of reusing the applicationContext (test suite performance is important for regular, automated testing). Next, in discussion of the AbstractTransactionalSpringContextTests, describe the benefits of rolling-back the changes made in each test method (easier to maintain and share the test data – also enables higher performance testing).</text:span></text:p>
                </text:list-item>
              </text:list>
              <text:list text:style-name="L5">
                <text:list-item>
                  <text:p text:style-name="P11"><text:span text:style-name="T6"/></text:p>
                </text:list-item>
              </text:list>
              <text:list text:style-name="L5">
                <text:list-item>
                  <text:p text:style-name="P11"><text:span text:style-name="T6">Recommended presentation time:</text:span></text:p>
                </text:list-item>
              </text:list>
              <text:list text:style-name="L6">
                <text:list-item>
                  <text:p text:style-name="P12"><text:span text:style-name="T6">45 minutes (not including the lab)</text:span></text:p>
                </text:list-item>
              </text:list>
              <text:list text:style-name="L5">
                <text:list-item>
                  <text:p text:style-name="P11"><text:span text:style-name="T6"/></text:p>
                </text:list-item>
              </text:list>
              <text:list text:style-name="L5">
                <text:list-item>
                  <text:p text:style-name="P11"><text:span text:style-name="T6">What will students have learnt after this module?</text:span></text:p>
                </text:list-item>
              </text:list>
              <text:list text:style-name="L6">
                <text:list-item>
                  <text:p text:style-name="P12"><text:span text:style-name="T6">The benefits of Test Driven Development</text:span></text:p>
                </text:list-item>
              </text:list>
              <text:list text:style-name="L6">
                <text:list-item>
                  <text:p text:style-name="P12"><text:span text:style-name="T6">The difference between Unit testing and Integration testing</text:span></text:p>
                </text:list-item>
              </text:list>
              <text:list text:style-name="L6">
                <text:list-item>
                  <text:p text:style-name="P12"><text:span text:style-name="T6">The difference between Stubs and Mocks</text:span></text:p>
                </text:list-item>
              </text:list>
              <text:list text:style-name="L6">
                <text:list-item>
                  <text:p text:style-name="P12"><text:span text:style-name="T6">Basics of using EasyMock</text:span></text:p>
                </text:list-item>
              </text:list>
              <text:list text:style-name="L6">
                <text:list-item>
                  <text:p text:style-name="P12"><text:span text:style-name="T6">Familiarity with Spring’s support classes for Integration testing and the benefits they provide</text:span></text:p>
                </text:list-item>
              </text:list>
              <text:list text:style-name="L6">
                <text:list-item>
                  <text:p text:style-name="P12"><text:span text:style-name="T6"/></text:p>
                </text:list-item>
              </text:list>
              <text:list text:style-name="L5">
                <text:list-item>
                  <text:p text:style-name="P11"><text:span text:style-name="T6">What are prerequisites:</text:span></text:p>
                </text:list-item>
              </text:list>
              <text:list text:style-name="L6">
                <text:list-item>
                  <text:p text:style-name="P12"><text:span text:style-name="T6">The “Basic Inversion of Control” module</text:span></text:p>
                </text:list-item>
              </text:list>
              <text:list text:style-name="L5">
                <text:list-item>
                  <text:p text:style-name="P11"><text:span text:style-name="T6"/></text:p>
                </text:list-item>
              </text:list>
              <text:list text:style-name="L5">
                <text:list-item>
                  <text:p text:style-name="P11"><text:span text:style-name="T6">Suggested discussions, required reading, et cetera:</text:span></text:p>
                </text:list-item>
              </text:list>
              <text:list text:style-name="L5">
                <text:list-item>
                  <text:p text:style-name="P11"><text:span text:style-name="T6"/></text:p>
                </text:list-item>
              </text:list>
            </draw:text-box>
          </draw:frame>
        </presentation:notes>
      </draw:page>
      <draw:page draw:name="page3" draw:style-name="dp3" draw:master-page-name="Default">
        <office:forms form:automatic-focus="false" form:apply-design-mode="false"/>
        <draw:frame presentation:style-name="pr5" draw:text-style-name="P7" draw:layer="layout" svg:width="21.595cm" svg:height="11.436cm" svg:x="1.692cm" svg:y="5.502cm" presentation:class="outline" presentation:user-transformed="true">
          <draw:text-box>
            <text:list text:style-name="L3">
              <text:list-item>
                <text:p text:style-name="P6"><text:span text:style-name="T8">Test Driven Development</text:span></text:p>
              </text:list-item>
            </text:list>
            <text:list text:style-name="L3">
              <text:list-item>
                <text:p text:style-name="P6"><text:span text:style-name="T2">Unit Testing vs. Integration Testing</text:span></text:p>
              </text:list-item>
            </text:list>
            <text:list text:style-name="L3">
              <text:list-item>
                <text:p text:style-name="P6"><text:span text:style-name="T2">Unit Testing with Stubs</text:span></text:p>
              </text:list-item>
            </text:list>
            <text:list text:style-name="L3">
              <text:list-item>
                <text:p text:style-name="P6"><text:span text:style-name="T2">Unit Testing with Mocks</text:span></text:p>
              </text:list-item>
            </text:list>
            <text:list text:style-name="L3">
              <text:list-item>
                <text:p text:style-name="P6"><text:span text:style-name="T2">Integration Testing with Spring</text:span></text:p>
              </text:list-item>
            </text:list>
          </draw:text-box>
        </draw:frame>
        <draw:custom-shape draw:name="Rectangle 1" draw:style-name="gr3" draw:text-style-name="P9" draw:layer="layout" svg:width="21.594cm" svg:height="3.18cm" svg:x="0.847cm" svg:y="0.423cm">
          <text:p text:style-name="P13"><text:span text:style-name="T9">Topics in this session</text:span></text:p>
          <draw:enhanced-geometry svg:viewBox="0 0 21600 21600" draw:type="rectangle"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What is TDD"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What is TDD</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DD = Test Driven Development</text:span></text:p>
              </text:list-item>
            </text:list>
            <text:list text:style-name="L3">
              <text:list-item>
                <text:p text:style-name="P6"><text:span text:style-name="T2">Is it writing tests before the code? Is it writing tests at the same time as the code?</text:span></text:p>
              </text:list-item>
            </text:list>
            <text:list text:style-name="L7">
              <text:list-item>
                <text:list>
                  <text:list-item>
                    <text:p text:style-name="P14"><text:span text:style-name="T2">That is not what is most important</text:span></text:p>
                  </text:list-item>
                </text:list>
              </text:list-item>
            </text:list>
            <text:list text:style-name="L7">
              <text:list-item>
                <text:list>
                  <text:list-item>
                    <text:p text:style-name="P14"><text:span text:style-name="T2">Do not get hung up on terminology</text:span></text:p>
                  </text:list-item>
                </text:list>
              </text:list-item>
            </text:list>
            <text:list text:style-name="L3">
              <text:list-item>
                <text:p text:style-name="P6"><text:span text:style-name="T2">Ultimately, TDD is about writing automated tests that verify code actually works</text:span></text:p>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p text:style-name="P11"><text:span text:style-name="T10">What is Test Driven Development?</text:span></text:p>
              <text:p text:style-name="P11"><text:span text:style-name="T2"/></text:p>
              <text:p text:style-name="P11"><text:span text:style-name="T2">It isn’t just about writing small unit tests, it is about ensuring each functional unit works by code which exercises that code and verifies the behaviour, or output is correct.</text:span></text:p>
            </draw:text-box>
          </draw:frame>
        </presentation:notes>
      </draw:page>
      <draw:page draw:name="“But I Don’t Have Time to  Write Tests!”"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text:span><text:span text:style-name="T2">But I Don’t Have Time to </text:span><text:span text:style-name="T2"><text:line-break/></text:span><text:span text:style-name="T2">Write Tests!”</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Every development process includes testing</text:span></text:p>
              </text:list-item>
            </text:list>
            <text:list text:style-name="L7">
              <text:list-item>
                <text:list>
                  <text:list-item>
                    <text:p text:style-name="P14"><text:span text:style-name="T2">Either automated or manual</text:span></text:p>
                  </text:list-item>
                </text:list>
              </text:list-item>
            </text:list>
            <text:list text:style-name="L3">
              <text:list-item>
                <text:p text:style-name="P6"><text:span text:style-name="T2">Automated tests result in a faster development cycle overall</text:span></text:p>
              </text:list-item>
            </text:list>
            <text:list text:style-name="L7">
              <text:list-item>
                <text:list>
                  <text:list-item>
                    <text:p text:style-name="P14"><text:span text:style-name="T2">Compare the time required to run a test in your IDE (seconds) vs. the time required for someone to manually follow a script (typically minutes/hours)</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p text:style-name="P11"><text:span text:style-name="T2">Talk through some of the problems developer face…typically “we will do the tests later, but we are running out of time now”. <text:s/>Discuss the problems this results in.</text:span></text:p>
              <text:p text:style-name="P11"><text:span text:style-name="T2"/></text:p>
              <text:p text:style-name="P11"><text:span text:style-name="T2">Also focus on the fact that every development process includes testing. <text:s/>Developers writing automated tests greatly reduces the need for manual testing, resulting in much less time spent on “testing”.</text:span></text:p>
            </draw:text-box>
          </draw:frame>
        </presentation:notes>
      </draw:page>
      <draw:page draw:name="TDD and Agility"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TDD and Agility</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Comprehensive test coverage provides confidence</text:span></text:p>
              </text:list-item>
            </text:list>
            <text:list text:style-name="L3">
              <text:list-item>
                <text:p text:style-name="P6"><text:span text:style-name="T2">Confidence enables refactoring</text:span></text:p>
              </text:list-item>
            </text:list>
            <text:list text:style-name="L3">
              <text:list-item>
                <text:p text:style-name="P6"><text:span text:style-name="T2">Refactoring is essential to agile development</text:span></text:p>
              </text:list-item>
            </text:list>
            <text:list text:style-name="L3">
              <text:list-item>
                <text:p text:style-name="P16"><text:span text:style-name="T2"/></text:p>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9" draw:text-style-name="P2" draw:layer="layout" svg:width="16.254cm" svg:height="12.004cm" svg:x="2.033cm" svg:y="12.668cm" presentation:class="notes" presentation:user-transformed="true">
            <draw:text-box>
              <text:p text:style-name="P11"><text:span text:style-name="T10">Talk about WHY it provides confidence</text:span></text:p>
              <text:p text:style-name="P11"><text:span text:style-name="T10"/></text:p>
              <text:p text:style-name="P11"><text:span text:style-name="T10">Be sure to define “refactoring”</text:span></text:p>
            </draw:text-box>
          </draw:frame>
        </presentation:notes>
      </draw:page>
      <draw:page draw:name="TDD and Design"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TDD and Design</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ing makes you think about your design</text:span></text:p>
              </text:list-item>
            </text:list>
            <text:list text:style-name="L3">
              <text:list-item>
                <text:p text:style-name="P6"><text:span text:style-name="T2">If your code is hard to test then the design should be reconsidered</text:span></text:p>
              </text:list-item>
            </text:list>
            <text:list text:style-name="L3">
              <text:list-item>
                <text:p text:style-name="P16"><text:span text:style-name="T2"/></text:p>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p text:style-name="P11"><text:span text:style-name="T2">Code that is designed for automated unit tests is almost always loosely coupled and encapsulated. <text:s/>It really does lead to smaller, finer grained re-usable components.</text:span></text:p>
            </draw:text-box>
          </draw:frame>
        </presentation:notes>
      </draw:page>
      <draw:page draw:name="Benefits of Continuous Integration"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11">Benefits of Continuous Integration</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17"><text:span text:style-name="T12">The cost to fix a bug grows exponentially in proportion to the time before it is discovered</text:span></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8"><text:span text:style-name="T12"/></text:p>
              </text:list-item>
            </text:list>
            <text:list text:style-name="L3">
              <text:list-item>
                <text:p text:style-name="P17"><text:span text:style-name="T12">Continuous Integration (CI) focuses on reducing the time before the bug is discovered</text:span></text:p>
              </text:list-item>
            </text:list>
            <text:list text:style-name="L7">
              <text:list-item>
                <text:list>
                  <text:list-item>
                    <text:p text:style-name="P19"><text:span text:style-name="T13">Effective CI requires automated tests</text:span></text:p>
                  </text:list-item>
                </text:list>
              </text:list-item>
            </text:list>
          </draw:text-box>
        </draw:frame>
        <draw:line draw:name="Line 3" draw:style-name="gr4" draw:text-style-name="P20" draw:layer="layout" svg:x1="6.399cm" svg:y1="7.832cm" svg:x2="6.403cm" svg:y2="12.277cm">
          <text:p text:style-name="P4"/>
        </draw:line>
        <draw:line draw:name="Line 4" draw:style-name="gr4" draw:text-style-name="P20" draw:layer="layout" svg:x1="6.399cm" svg:y1="12.277cm" svg:x2="15.244cm" svg:y2="12.281cm">
          <text:p text:style-name="P4"/>
        </draw:line>
        <draw:custom-shape draw:name="AutoShape 5" draw:style-name="gr5" draw:text-style-name="P9" draw:layer="layout" svg:width="17.357cm" svg:height="8.467cm" svg:x="-2.28cm" svg:y="3.582cm">
          <text:p text:style-name="P4"/>
          <draw:enhanced-geometry draw:mirror-vertical="true" draw:extrusion-allowed="true" draw:text-areas="10799 0 21599 10799" draw:glue-points="0 0 0 0 0 0 0 0 0 0 0 0" draw:type="mso-spt100" draw:enhanced-path="M 10799 0 S C 10799 0 10799 -1 10800 0 16764 0 21600 4835 21600 10800 L 10800 10800 Z N M 10799 0 F C 10799 0 10799 -1 10800 0 16764 0 21600 4835 21600 10800 N"/>
        </draw:custom-shape>
        <draw:custom-shape draw:name="Text Box 6" draw:style-name="gr6" draw:text-style-name="P9" draw:layer="layout" svg:width="2.372cm" svg:height="1.853cm" svg:x="4.238cm" svg:y="8.846cm">
          <text:p text:style-name="P21"><text:span text:style-name="T14">time to fix</text:span></text:p>
          <draw:enhanced-geometry svg:viewBox="0 0 21600 21600" draw:type="mso-spt202" draw:enhanced-path="M 0 0 L 21600 0 21600 21600 0 21600 0 0 Z N"/>
        </draw:custom-shape>
        <draw:custom-shape draw:name="Text Box 7" draw:style-name="gr6" draw:text-style-name="P9" draw:layer="layout" svg:width="7.241cm" svg:height="1.057cm" svg:x="7.457cm" svg:y="12.277cm">
          <text:p text:style-name="P21"><text:span text:style-name="T14">time until discovered</text:span></text:p>
          <draw:enhanced-geometry svg:viewBox="0 0 21600 21600" draw:type="mso-spt202"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page9" draw:style-name="dp3" draw:master-page-name="Default">
        <office:forms form:automatic-focus="false" form:apply-design-mode="fals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 Driven Development</text:span></text:p>
              </text:list-item>
            </text:list>
            <text:list text:style-name="L3">
              <text:list-item>
                <text:p text:style-name="P6"><text:span text:style-name="T8">Unit Testing vs. Integration Testing</text:span></text:p>
              </text:list-item>
            </text:list>
            <text:list text:style-name="L3">
              <text:list-item>
                <text:p text:style-name="P6"><text:span text:style-name="T2">Unit Testing with Stubs</text:span></text:p>
              </text:list-item>
            </text:list>
            <text:list text:style-name="L3">
              <text:list-item>
                <text:p text:style-name="P6"><text:span text:style-name="T2">Unit Testing with Mocks</text:span></text:p>
              </text:list-item>
            </text:list>
            <text:list text:style-name="L3">
              <text:list-item>
                <text:p text:style-name="P6"><text:span text:style-name="T2">Integration Testing with Spring</text:span></text:p>
              </text:list-item>
            </text:list>
          </draw:text-box>
        </draw:frame>
        <draw:custom-shape draw:name="Rectangle 1" draw:style-name="gr3" draw:text-style-name="P9" draw:layer="layout" svg:width="21.594cm" svg:height="3.18cm" svg:x="0.847cm" svg:y="0.423cm">
          <text:p text:style-name="P13"><text:span text:style-name="T9">Topics in this session</text:span></text:p>
          <draw:enhanced-geometry svg:viewBox="0 0 21600 21600" draw:type="rectangle"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Unit Testing vs.  Integration Testing"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Unit Testing vs. </text:span><text:span text:style-name="T2"><text:line-break/></text:span><text:span text:style-name="T2">Integration Testing</text:span></text:p>
          </draw:text-box>
        </draw:frame>
        <draw:frame presentation:style-name="pr5" draw:text-style-name="P7" draw:layer="layout" svg:width="21.595cm" svg:height="11.436cm" svg:x="1.692cm" svg:y="5.502cm" presentation:class="outline" presentation:user-transformed="true">
          <draw:text-box>
            <text:list text:style-name="L8">
              <text:list-item>
                <text:p text:style-name="P22"><text:span text:style-name="T15">Unit Testing</text:span></text:p>
              </text:list-item>
            </text:list>
            <text:list text:style-name="L9">
              <text:list-item>
                <text:list>
                  <text:list-item>
                    <text:p text:style-name="P23"><text:span text:style-name="T2">Tests one unit of functionality</text:span></text:p>
                  </text:list-item>
                </text:list>
              </text:list-item>
            </text:list>
            <text:list text:style-name="L9">
              <text:list-item>
                <text:list>
                  <text:list-item>
                    <text:p text:style-name="P23"><text:span text:style-name="T2">Keeps dependencies minimal</text:span></text:p>
                  </text:list-item>
                </text:list>
              </text:list-item>
            </text:list>
            <text:list text:style-name="L9">
              <text:list-item>
                <text:list>
                  <text:list-item>
                    <text:p text:style-name="P23"><text:span text:style-name="T2">Isolated from the environment (including Spring)</text:span></text:p>
                  </text:list-item>
                </text:list>
              </text:list-item>
            </text:list>
            <text:list text:style-name="L8">
              <text:list-item>
                <text:p text:style-name="P22"><text:span text:style-name="T15">Integration Testing</text:span></text:p>
              </text:list-item>
            </text:list>
            <text:list text:style-name="L9">
              <text:list-item>
                <text:list>
                  <text:list-item>
                    <text:p text:style-name="P23"><text:span text:style-name="T2">Tests the interaction of multiple units working together</text:span></text:p>
                  </text:list-item>
                </text:list>
              </text:list-item>
            </text:list>
            <text:list text:style-name="L9">
              <text:list-item>
                <text:list>
                  <text:list-item>
                    <text:p text:style-name="P23"><text:span text:style-name="T2">Integrates infrastructure</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p text:style-name="P11"><text:span text:style-name="T2">Re-enforce the point that the terminology really doesn’t matter.</text:span></text:p>
              <text:p text:style-name="P11"><text:span text:style-name="T2"/></text:p>
              <text:p text:style-name="P11"><text:span text:style-name="T2">Testing small object graphs (or individual classes):</text:span></text:p>
              <text:p text:style-name="P11"><text:span text:style-name="T2"><text:s/></text:span><text:span text:style-name="T2">- trivial setup cost</text:span></text:p>
              <text:p text:style-name="P11"><text:span text:style-name="T2"><text:s/></text:span><text:span text:style-name="T2">- easy to get to the logic path in question</text:span></text:p>
              <text:p text:style-name="P11"><text:span text:style-name="T2"><text:s/></text:span><text:span text:style-name="T2">- doesn’t test object integration though</text:span></text:p>
              <text:p text:style-name="P11"><text:span text:style-name="T2"/></text:p>
              <text:p text:style-name="P11"><text:span text:style-name="T2">Testing large object graphs</text:span></text:p>
              <text:p text:style-name="P11"><text:span text:style-name="T2"><text:s/></text:span><text:span text:style-name="T2">- more expensive setup cost (need to provide collaborators)</text:span></text:p>
              <text:p text:style-name="P11"><text:span text:style-name="T2"><text:s/></text:span><text:span text:style-name="T2">- sometimes quite hard to get to the logic path in question (what about NPE in AuthenticatorImpl?)</text:span></text:p>
              <text:p text:style-name="P11"><text:span text:style-name="T2"><text:s/></text:span><text:span text:style-name="T2">- does test object integration as well as logic</text:span></text:p>
              <text:p text:style-name="P11"><text:span text:style-name="T2"/></text:p>
              <text:p text:style-name="P11"><text:span text:style-name="T2">Usually, lots of smaller tests and a couple of larger tests.</text:span></text:p>
            </draw:text-box>
          </draw:frame>
        </presentation:notes>
      </draw:page>
      <draw:page draw:name="Unit Testing" draw:style-name="dp4"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16">Unit Testing</text:span></text:p>
          </draw:text-box>
        </draw:frame>
        <draw:frame presentation:style-name="pr5" draw:text-style-name="P7" draw:layer="layout" svg:width="21.595cm" svg:height="11.436cm" svg:x="1.692cm" svg:y="5.502cm" presentation:class="outline" presentation:user-transformed="true">
          <draw:text-box>
            <text:list text:style-name="L10">
              <text:list-item>
                <text:p text:style-name="P24"><text:span text:style-name="T17">Verify a unit works in </text:span><text:span text:style-name="T18">isolation</text:span></text:p>
              </text:list-item>
            </text:list>
            <text:list text:style-name="L11">
              <text:list-item>
                <text:list>
                  <text:list-item>
                    <text:p text:style-name="P25"><text:span text:style-name="T19">If A depends on B, A’s tests should not fail because of a bug in B</text:span></text:p>
                  </text:list-item>
                </text:list>
              </text:list-item>
            </text:list>
            <text:list text:style-name="L11">
              <text:list-item>
                <text:list>
                  <text:list-item>
                    <text:p text:style-name="P25"><text:span text:style-name="T19">A’s test should not pass because of a bug in B</text:span></text:p>
                  </text:list-item>
                </text:list>
              </text:list-item>
            </text:list>
            <text:list text:style-name="L10">
              <text:list-item>
                <text:p text:style-name="P24"><text:span text:style-name="T17">Stub or mock out dependencies if needed</text:span></text:p>
              </text:list-item>
            </text:list>
            <text:list text:style-name="L10">
              <text:list-item>
                <text:p text:style-name="P24"><text:span text:style-name="T17">Have each test exercise a single scenario</text:span></text:p>
              </text:list-item>
            </text:list>
            <text:list text:style-name="L12">
              <text:list-item>
                <text:list>
                  <text:list-item>
                    <text:p text:style-name="P26"><text:span text:style-name="T19">A </text:span><text:span text:style-name="T20">path </text:span><text:span text:style-name="T19">through the unit</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9cm" svg:height="10.006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Example Unit to be Tested"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Example Unit to be Tested</text:span></text:p>
          </draw:text-box>
        </draw:frame>
        <draw:frame presentation:style-name="pr10" draw:text-style-name="P7" draw:layer="layout" svg:width="21.59cm" svg:height="12.278cm" svg:x="1.693cm" svg:y="4.232cm" presentation:class="outline" presentation:user-transformed="true">
          <draw:text-box>
            <text:list text:style-name="L13">
              <text:list-item>
                <text:p text:style-name="P27"><text:span text:style-name="T21">public class </text:span><text:span text:style-name="T22">AuthenticatorImpl </text:span><text:span text:style-name="T21">implements</text:span><text:span text:style-name="T22"> Authenticator {</text:span></text:p>
              </text:list-item>
            </text:list>
            <text:list text:style-name="L14">
              <text:list-item>
                <text:p text:style-name="P27"><text:span text:style-name="T22"><text:s text:c="3"/></text:span><text:span text:style-name="T21">private</text:span><text:span text:style-name="T22"> AccountDao </text:span><text:span text:style-name="T23">accountDao</text:span><text:span text:style-name="T22">;</text:span></text:p>
              </text:list-item>
            </text:list>
            <text:list text:style-name="L14">
              <text:list-item>
                <text:p text:style-name="P27"><text:span text:style-name="T22"><text:s text:c="2"/></text:span></text:p>
              </text:list-item>
            </text:list>
            <text:list text:style-name="L14">
              <text:list-item>
                <text:p text:style-name="P27"><text:span text:style-name="T22"><text:s text:c="3"/></text:span><text:span text:style-name="T21">public</text:span><text:span text:style-name="T22"> AuthenticatorImpl(AccountDao accountDao) { </text:span><text:span text:style-name="T21"><text:line-break/></text:span><text:span text:style-name="T21"> <text:s text:c="2"/>this</text:span><text:span text:style-name="T22">.</text:span><text:span text:style-name="T23">accountDao</text:span><text:span text:style-name="T22"> = accountDao;</text:span></text:p>
              </text:list-item>
            </text:list>
            <text:list text:style-name="L14">
              <text:list-item>
                <text:p text:style-name="P27"><text:span text:style-name="T22"><text:s text:c="3"/></text:span><text:span text:style-name="T22">}</text:span></text:p>
              </text:list-item>
            </text:list>
            <text:list text:style-name="L14">
              <text:list-item>
                <text:p text:style-name="P27"><text:span text:style-name="T22"/></text:p>
              </text:list-item>
            </text:list>
            <text:list text:style-name="L14">
              <text:list-item>
                <text:p text:style-name="P27"><text:span text:style-name="T22"><text:s text:c="3"/></text:span><text:span text:style-name="T21">public</text:span><text:span text:style-name="T22"> </text:span><text:span text:style-name="T21">boolean</text:span><text:span text:style-name="T22"> authenticate(String username, String password) {</text:span></text:p>
              </text:list-item>
            </text:list>
            <text:list text:style-name="L14">
              <text:list-item>
                <text:p text:style-name="P27"><text:span text:style-name="T22"><text:s text:c="8"/></text:span><text:span text:style-name="T22">Account account = </text:span><text:span text:style-name="T23">accountDao</text:span><text:span text:style-name="T22">.getAccount(username);</text:span></text:p>
              </text:list-item>
            </text:list>
            <text:list text:style-name="L14">
              <text:list-item>
                <text:p text:style-name="P27"><text:span text:style-name="T22"><text:s text:c="8"/></text:span><text:span text:style-name="T21">if</text:span><text:span text:style-name="T22"> (account.getPassword().equals(password)) {</text:span></text:p>
              </text:list-item>
            </text:list>
            <text:list text:style-name="L14">
              <text:list-item>
                <text:p text:style-name="P27"><text:span text:style-name="T22"><text:s text:c="11"/></text:span><text:span text:style-name="T21">return</text:span><text:span text:style-name="T22"> true;</text:span></text:p>
              </text:list-item>
            </text:list>
            <text:list text:style-name="L14">
              <text:list-item>
                <text:p text:style-name="P27"><text:span text:style-name="T22"><text:s text:c="8"/></text:span><text:span text:style-name="T22">} </text:span><text:span text:style-name="T21">else</text:span><text:span text:style-name="T22"> {</text:span></text:p>
              </text:list-item>
            </text:list>
            <text:list text:style-name="L14">
              <text:list-item>
                <text:p text:style-name="P27"><text:span text:style-name="T22"><text:s text:c="11"/></text:span><text:span text:style-name="T21">return</text:span><text:span text:style-name="T22"> false;</text:span></text:p>
              </text:list-item>
            </text:list>
            <text:list text:style-name="L14">
              <text:list-item>
                <text:p text:style-name="P27"><text:span text:style-name="T22"><text:s text:c="8"/></text:span><text:span text:style-name="T22">}</text:span></text:p>
              </text:list-item>
            </text:list>
            <text:list text:style-name="L14">
              <text:list-item>
                <text:p text:style-name="P27"><text:span text:style-name="T22"><text:s text:c="3"/></text:span><text:span text:style-name="T22">}</text:span></text:p>
              </text:list-item>
            </text:list>
            <text:list text:style-name="L14">
              <text:list-item>
                <text:p text:style-name="P27"><text:span text:style-name="T22">}</text:span></text:p>
              </text:list-item>
            </text:list>
          </draw:text-box>
        </draw:frame>
        <draw:g draw:name="Group 4" draw:id="id1">
          <draw:line draw:name="Line 5" draw:style-name="gr7" draw:text-style-name="P20" draw:layer="layout" svg:x1="13.969cm" svg:y1="8.466cm" svg:x2="13.334cm" svg:y2="7.407cm">
            <text:p text:style-name="P4"/>
          </draw:line>
          <draw:custom-shape draw:name="Text Box 6" draw:style-name="gr8" draw:text-style-name="P9" draw:layer="layout" svg:width="7.144cm" svg:height="1.053cm" svg:x="13.981cm" svg:y="7.942cm">
            <text:p text:style-name="P21"><text:span text:style-name="T24">External dependency</text:span></text:p>
            <draw:enhanced-geometry svg:viewBox="0 0 21600 21600" draw:type="mso-spt202" draw:enhanced-path="M 0 0 L 21600 0 21600 21600 0 21600 0 0 Z N"/>
          </draw:custom-shape>
        </draw:g>
        <draw:g draw:name="Group 7" draw:id="id2">
          <draw:line draw:name="Line 8" draw:style-name="gr7" draw:text-style-name="P20" draw:layer="layout" svg:x1="8.466cm" svg:y1="13.436cm" svg:x2="7.831cm" svg:y2="12.378cm">
            <text:p text:style-name="P4"/>
          </draw:line>
          <draw:custom-shape draw:name="Text Box 9" draw:style-name="gr8" draw:text-style-name="P9" draw:layer="layout" svg:width="9.392cm" svg:height="1.053cm" svg:x="8.471cm" svg:y="12.912cm">
            <text:p text:style-name="P21"><text:span text:style-name="T24">Unit business logic (2 path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seq>
        </anim:par>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11" draw:text-style-name="P29" draw:layer="layout" svg:width="16.254cm" svg:height="12.004cm" svg:x="2.033cm" svg:y="12.668cm" presentation:class="notes" presentation:user-transformed="true">
            <draw:text-box>
              <text:p text:style-name="P28"><text:span text:style-name="T25">Ignoring, for now, that there are other “paths” through the code due to exceptions.</text:span></text:p>
            </draw:text-box>
          </draw:frame>
        </presentation:notes>
      </draw:page>
      <draw:page draw:name="page13" draw:style-name="dp3" draw:master-page-name="Default">
        <office:forms form:automatic-focus="false" form:apply-design-mode="fals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 Driven Development</text:span></text:p>
              </text:list-item>
            </text:list>
            <text:list text:style-name="L3">
              <text:list-item>
                <text:p text:style-name="P6"><text:span text:style-name="T2">Unit Testing vs. Integration Testing</text:span></text:p>
              </text:list-item>
            </text:list>
            <text:list text:style-name="L3">
              <text:list-item>
                <text:p text:style-name="P6"><text:span text:style-name="T8">Unit Testing with Stubs</text:span></text:p>
              </text:list-item>
            </text:list>
            <text:list text:style-name="L3">
              <text:list-item>
                <text:p text:style-name="P6"><text:span text:style-name="T2">Unit Testing with Mocks</text:span></text:p>
              </text:list-item>
            </text:list>
            <text:list text:style-name="L3">
              <text:list-item>
                <text:p text:style-name="P6"><text:span text:style-name="T2">Integration Testing with Spring</text:span></text:p>
              </text:list-item>
            </text:list>
          </draw:text-box>
        </draw:frame>
        <draw:custom-shape draw:name="Rectangle 1" draw:style-name="gr3" draw:text-style-name="P9" draw:layer="layout" svg:width="21.594cm" svg:height="3.18cm" svg:x="0.847cm" svg:y="0.423cm">
          <text:p text:style-name="P13"><text:span text:style-name="T9">Topics in this session</text:span></text:p>
          <draw:enhanced-geometry svg:viewBox="0 0 21600 21600" draw:type="rectangle"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Implementing a Stub"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Implementing a Stub</text:span></text:p>
          </draw:text-box>
        </draw:frame>
        <draw:frame presentation:style-name="pr12" draw:text-style-name="P30" draw:layer="layout" svg:width="21.595cm" svg:height="4.425cm" svg:x="1.59cm" svg:y="6.662cm" presentation:class="outline" presentation:user-transformed="true">
          <draw:text-box>
            <text:list text:style-name="L13">
              <text:list-item>
                <text:p text:style-name="P27"><text:span text:style-name="T21">class</text:span><text:span text:style-name="T22"> StubAccountDao </text:span><text:span text:style-name="T21">implements</text:span><text:span text:style-name="T22"> AccountDao {</text:span></text:p>
              </text:list-item>
            </text:list>
            <text:list text:style-name="L14">
              <text:list-item>
                <text:p text:style-name="P27"><text:span text:style-name="T22"><text:s text:c="3"/></text:span><text:span text:style-name="T21">public</text:span><text:span text:style-name="T22"> Account getAccount(String user) {</text:span></text:p>
              </text:list-item>
            </text:list>
            <text:list text:style-name="L14">
              <text:list-item>
                <text:p text:style-name="P27"><text:span text:style-name="T22"><text:s text:c="6"/></text:span><text:span text:style-name="T21">return</text:span><text:span text:style-name="T22"> </text:span><text:span text:style-name="T23">“lisa”</text:span><text:span text:style-name="T26">.equals(user) ?</text:span><text:span text:style-name="T23"> </text:span><text:span text:style-name="T21">new</text:span><text:span text:style-name="T23"> </text:span><text:span text:style-name="T26">Account(</text:span><text:span text:style-name="T23">“lisa”, “secret”</text:span><text:span text:style-name="T26">) : null;</text:span></text:p>
              </text:list-item>
            </text:list>
            <text:list text:style-name="L14">
              <text:list-item>
                <text:p text:style-name="P27"><text:span text:style-name="T22"><text:s text:c="3"/></text:span><text:span text:style-name="T22">}</text:span></text:p>
              </text:list-item>
            </text:list>
            <text:list text:style-name="L14">
              <text:list-item>
                <text:p text:style-name="P27"><text:span text:style-name="T22">}</text:span></text:p>
              </text:list-item>
            </text:list>
          </draw:text-box>
        </draw:frame>
        <draw:g>
          <draw:line draw:name="Line 5" draw:style-name="gr7" draw:text-style-name="P20" draw:layer="layout" svg:x1="11.014cm" svg:y1="10.371cm" svg:x2="10.379cm" svg:y2="9.312cm">
            <text:p text:style-name="P4"/>
          </draw:line>
          <draw:custom-shape draw:name="Text Box 6" draw:style-name="gr9" draw:text-style-name="P31" draw:layer="layout" svg:width="4.388cm" svg:height="1.053cm" svg:x="11.007cm" svg:y="9.847cm">
            <text:p text:style-name="P21"><text:span text:style-name="T24">Simple state</text:span></text:p>
            <draw:enhanced-geometry svg:viewBox="0 0 21600 21600" draw:type="mso-spt202" draw:enhanced-path="M 0 0 L 21600 0 21600 21600 0 21600 0 0 Z N"/>
          </draw:custom-shape>
        </draw:g>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draw:text-box>
              <text:p text:style-name="P4">This can be done with a map for a state machine or whatever – the primary point is that stubs should be drop-dead simple. <text:s/>If there's <text:span text:style-name="T27">any</text:span> non-trivial logic, then it's not a stub. <text:s/>Stubs should be understandable in 10 seconds or less.</text:p>
            </draw:text-box>
          </draw:frame>
        </presentation:notes>
      </draw:page>
      <draw:page draw:name="Testing with a Stub"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Testing with a Stub</text:span></text:p>
          </draw:text-box>
        </draw:frame>
        <draw:frame presentation:style-name="pr13" draw:text-style-name="P7" draw:layer="layout" svg:width="21.59cm" svg:height="13.124cm" svg:x="1.693cm" svg:y="4.021cm" presentation:class="outline" presentation:user-transformed="true">
          <draw:text-box>
            <text:list text:style-name="L13">
              <text:list-item>
                <text:p text:style-name="P27"><text:span text:style-name="T21">public</text:span><text:span text:style-name="T22"> </text:span><text:span text:style-name="T21">class</text:span><text:span text:style-name="T22"> AuthenticatorImplTests </text:span><text:span text:style-name="T21">extends</text:span><text:span text:style-name="T22"> TestCase {</text:span></text:p>
              </text:list-item>
            </text:list>
            <text:list text:style-name="L14">
              <text:list-item>
                <text:p text:style-name="P27"><text:span text:style-name="T22"><text:s text:c="2"/></text:span><text:span text:style-name="T21">private</text:span><text:span text:style-name="T22"> AuthenticatorImpl </text:span><text:span text:style-name="T23">authenticator</text:span><text:span text:style-name="T22">;</text:span></text:p>
              </text:list-item>
            </text:list>
            <text:list text:style-name="L14">
              <text:list-item>
                <text:p text:style-name="P27"><text:span text:style-name="T22"/></text:p>
              </text:list-item>
            </text:list>
            <text:list text:style-name="L14">
              <text:list-item>
                <text:p text:style-name="P27"><text:span text:style-name="T22"><text:s text:c="2"/></text:span><text:span text:style-name="T21">public</text:span><text:span text:style-name="T22"> </text:span><text:span text:style-name="T21">void</text:span><text:span text:style-name="T22"> setUp() {</text:span></text:p>
              </text:list-item>
            </text:list>
            <text:list text:style-name="L14">
              <text:list-item>
                <text:p text:style-name="P27"><text:span text:style-name="T22"><text:s text:c="6"/></text:span><text:span text:style-name="T23">authenticator</text:span><text:span text:style-name="T22"> = </text:span><text:span text:style-name="T21">new</text:span><text:span text:style-name="T22"> AuthenticatorImpl(</text:span><text:span text:style-name="T21">new</text:span><text:span text:style-name="T22"> StubAccountDao());</text:span></text:p>
              </text:list-item>
            </text:list>
            <text:list text:style-name="L14">
              <text:list-item>
                <text:p text:style-name="P27"><text:span text:style-name="T22"><text:s text:c="2"/></text:span><text:span text:style-name="T22">} </text:span></text:p>
              </text:list-item>
            </text:list>
            <text:list text:style-name="L14">
              <text:list-item>
                <text:p text:style-name="P27"><text:span text:style-name="T22"/></text:p>
              </text:list-item>
            </text:list>
            <text:list text:style-name="L14">
              <text:list-item>
                <text:p text:style-name="P27"><text:span text:style-name="T22"><text:s text:c="2"/></text:span><text:span text:style-name="T21">public</text:span><text:span text:style-name="T22"> </text:span><text:span text:style-name="T21">void</text:span><text:span text:style-name="T22"> testSuccessfulAuthentication() {</text:span></text:p>
              </text:list-item>
            </text:list>
            <text:list text:style-name="L14">
              <text:list-item>
                <text:p text:style-name="P27"><text:span text:style-name="T22"><text:s text:c="6"/></text:span><text:span text:style-name="T22">assertTrue(</text:span><text:span text:style-name="T23">authenticator</text:span><text:span text:style-name="T22">.authenticate(</text:span><text:span text:style-name="T23">“lisa”</text:span><text:span text:style-name="T22">, </text:span><text:span text:style-name="T23">“secret”</text:span><text:span text:style-name="T22">));</text:span></text:p>
              </text:list-item>
            </text:list>
            <text:list text:style-name="L14">
              <text:list-item>
                <text:p text:style-name="P27"><text:span text:style-name="T22"><text:s text:c="2"/></text:span><text:span text:style-name="T22">}</text:span></text:p>
              </text:list-item>
            </text:list>
            <text:list text:style-name="L14">
              <text:list-item>
                <text:p text:style-name="P27"><text:span text:style-name="T22"/></text:p>
              </text:list-item>
            </text:list>
            <text:list text:style-name="L14">
              <text:list-item>
                <text:p text:style-name="P27"><text:span text:style-name="T22"><text:s text:c="2"/></text:span><text:span text:style-name="T21">public</text:span><text:span text:style-name="T22"> </text:span><text:span text:style-name="T21">void</text:span><text:span text:style-name="T22"> testInvalidPassword() {</text:span></text:p>
              </text:list-item>
            </text:list>
            <text:list text:style-name="L14">
              <text:list-item>
                <text:p text:style-name="P27"><text:span text:style-name="T22"><text:s text:c="6"/></text:span><text:span text:style-name="T22">assertFalse(</text:span><text:span text:style-name="T23">authenticator</text:span><text:span text:style-name="T22">.authenticate(</text:span><text:span text:style-name="T23">“lisa”</text:span><text:span text:style-name="T22">, </text:span><text:span text:style-name="T23">“invalid”</text:span><text:span text:style-name="T22">));</text:span></text:p>
              </text:list-item>
            </text:list>
            <text:list text:style-name="L14">
              <text:list-item>
                <text:p text:style-name="P27"><text:span text:style-name="T22"><text:s text:c="2"/></text:span><text:span text:style-name="T22">}</text:span></text:p>
              </text:list-item>
            </text:list>
            <text:list text:style-name="L14">
              <text:list-item>
                <text:p text:style-name="P27"><text:span text:style-name="T22"/></text:p>
              </text:list-item>
            </text:list>
            <text:list text:style-name="L14">
              <text:list-item>
                <text:p text:style-name="P27"><text:span text:style-name="T22">}</text:span></text:p>
              </text:list-item>
            </text:list>
          </draw:text-box>
        </draw:frame>
        <draw:g draw:id="id3">
          <draw:line draw:name="Line 5" draw:style-name="gr7" draw:text-style-name="P20" draw:layer="layout" svg:x1="16.933cm" svg:y1="8.678cm" svg:x2="16.933cm" svg:y2="7.832cm">
            <text:p text:style-name="P4"/>
          </draw:line>
          <draw:custom-shape draw:name="Text Box 6" draw:style-name="gr8" draw:text-style-name="P9" draw:layer="layout" svg:width="6.162cm" svg:height="1.053cm" svg:x="16.05cm" svg:y="8.678cm">
            <text:p text:style-name="P21"><text:span text:style-name="T24">Stub is configured</text:span></text:p>
            <draw:enhanced-geometry svg:viewBox="0 0 21600 21600" draw:type="mso-spt202" draw:enhanced-path="M 0 0 L 21600 0 21600 21600 0 21600 0 0 Z N"/>
          </draw:custom-shape>
        </draw:g>
        <draw:g draw:name="Group 7" draw:id="id4">
          <draw:line draw:name="Line 8" draw:style-name="gr7" draw:text-style-name="P20" draw:layer="layout" svg:x1="13.494cm" svg:y1="11.335cm" svg:x2="12.435cm" svg:y2="10.854cm">
            <text:p text:style-name="P4"/>
          </draw:line>
          <draw:custom-shape draw:name="Text Box 9" draw:style-name="gr8" draw:text-style-name="P9" draw:layer="layout" svg:width="8.634cm" svg:height="1.845cm" svg:x="13.497cm" svg:y="10.855cm">
            <text:p text:style-name="P21"><text:span text:style-name="T24">Scenarios are exercised</text:span></text:p>
            <text:p text:style-name="P21"><text:span text:style-name="T24">based on the state of stub</text:span></text:p>
            <draw:enhanced-geometry svg:viewBox="0 0 21600 21600" draw:type="mso-spt202" draw:enhanced-path="M 0 0 L 21600 0 21600 21600 0 21600 0 0 Z N"/>
          </draw:custom-shape>
          <draw:line draw:name="Line 10" draw:style-name="gr7" draw:text-style-name="P20" draw:layer="layout" svg:x1="13.494cm" svg:y1="11.914cm" svg:x2="12.435cm" svg:y2="12.491cm">
            <text:p text:style-name="P4"/>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seq>
        </anim:par>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Stub Considerations"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Stub Considerations</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Advantages</text:span></text:p>
              </text:list-item>
            </text:list>
            <text:list text:style-name="L7">
              <text:list-item>
                <text:list>
                  <text:list-item>
                    <text:p text:style-name="P14"><text:span text:style-name="T2">Easy to implement and understand</text:span></text:p>
                  </text:list-item>
                </text:list>
              </text:list-item>
            </text:list>
            <text:list text:style-name="L7">
              <text:list-item>
                <text:list>
                  <text:list-item>
                    <text:p text:style-name="P14"><text:span text:style-name="T2">Reusable</text:span></text:p>
                  </text:list-item>
                </text:list>
              </text:list-item>
            </text:list>
            <text:list text:style-name="L3">
              <text:list-item>
                <text:p text:style-name="P6"><text:span text:style-name="T2">Disadvantages</text:span></text:p>
              </text:list-item>
            </text:list>
            <text:list text:style-name="L7">
              <text:list-item>
                <text:list>
                  <text:list-item>
                    <text:p text:style-name="P14"><text:span text:style-name="T2">A change to the interface requires the stub to be updated</text:span></text:p>
                  </text:list-item>
                </text:list>
              </text:list-item>
            </text:list>
            <text:list text:style-name="L7">
              <text:list-item>
                <text:list>
                  <text:list-item>
                    <text:p text:style-name="P14"><text:span text:style-name="T2">Your stub must implement all methods, even those not used by a specific scenario</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9cm" svg:height="10.006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page17" draw:style-name="dp3" draw:master-page-name="Default">
        <office:forms form:automatic-focus="false" form:apply-design-mode="fals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 Driven Development</text:span></text:p>
              </text:list-item>
            </text:list>
            <text:list text:style-name="L3">
              <text:list-item>
                <text:p text:style-name="P6"><text:span text:style-name="T2">Unit Testing vs. Integration Testing</text:span></text:p>
              </text:list-item>
            </text:list>
            <text:list text:style-name="L3">
              <text:list-item>
                <text:p text:style-name="P6"><text:span text:style-name="T2">Unit Testing with Stubs</text:span></text:p>
              </text:list-item>
            </text:list>
            <text:list text:style-name="L3">
              <text:list-item>
                <text:p text:style-name="P6"><text:span text:style-name="T8">Unit Testing with Mocks</text:span></text:p>
              </text:list-item>
            </text:list>
            <text:list text:style-name="L3">
              <text:list-item>
                <text:p text:style-name="P6"><text:span text:style-name="T2">Integration Testing with Spring</text:span></text:p>
              </text:list-item>
            </text:list>
          </draw:text-box>
        </draw:frame>
        <draw:custom-shape draw:name="Rectangle 1" draw:style-name="gr3" draw:text-style-name="P9" draw:layer="layout" svg:width="21.594cm" svg:height="3.18cm" svg:x="0.847cm" svg:y="0.423cm">
          <text:p text:style-name="P13"><text:span text:style-name="T9">Topics in this session</text:span></text:p>
          <draw:enhanced-geometry svg:viewBox="0 0 21600 21600" draw:type="rectangle"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Steps to Testing with a Mock"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Steps to Testing with a Mock</text:span></text:p>
          </draw:text-box>
        </draw:frame>
        <draw:frame presentation:style-name="pr5" draw:text-style-name="P7" draw:layer="layout" svg:width="21.595cm" svg:height="11.436cm" svg:x="1.692cm" svg:y="5.502cm" presentation:class="outline" presentation:user-transformed="true">
          <draw:text-box>
            <text:list text:style-name="L15">
              <text:list-item>
                <text:p text:id="id5" text:style-name="P32"><text:span text:style-name="T2">Use a mocking library to generate a mock object</text:span></text:p>
              </text:list-item>
            </text:list>
            <text:list text:style-name="L16">
              <text:list-item>
                <text:list>
                  <text:list-item>
                    <text:p text:id="id6" text:style-name="P33"><text:span text:style-name="T2">Implements the dependent interface on-the-fly</text:span></text:p>
                  </text:list-item>
                </text:list>
              </text:list-item>
            </text:list>
            <text:list text:style-name="L15" text:continue-numbering="true">
              <text:list-item>
                <text:p text:id="id7" text:style-name="P32"><text:span text:style-name="T2">Record the mock with expectations of how it will be used for a scenario</text:span></text:p>
              </text:list-item>
            </text:list>
            <text:list text:style-name="L16">
              <text:list-item>
                <text:list>
                  <text:list-item>
                    <text:p text:id="id8" text:style-name="P33"><text:span text:style-name="T2">What methods will be called</text:span></text:p>
                  </text:list-item>
                </text:list>
              </text:list-item>
            </text:list>
            <text:list text:style-name="L16">
              <text:list-item>
                <text:list>
                  <text:list-item>
                    <text:p text:id="id9" text:style-name="P33"><text:span text:style-name="T2">What values to return</text:span></text:p>
                  </text:list-item>
                </text:list>
              </text:list-item>
            </text:list>
            <text:list text:style-name="L15" text:continue-numbering="true">
              <text:list-item>
                <text:p text:id="id10" text:style-name="P32"><text:span text:style-name="T2">Exercise the scenario</text:span></text:p>
              </text:list-item>
            </text:list>
            <text:list text:style-name="L15" text:continue-numbering="true">
              <text:list-item>
                <text:p text:id="id11" text:style-name="P32"><text:span text:style-name="T2">Verify mock expectations were me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1" anim:sub-item="text" smil:attributeName="visibility" smil:to="visible"/>
                </anim:par>
              </anim:par>
            </anim:par>
          </anim:seq>
        </anim:par>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The Easy Mock Library"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The Easy Mock Library</text:span></text:p>
          </draw:text-box>
        </draw:frame>
        <draw:frame presentation:style-name="pr5" draw:text-style-name="P7" draw:layer="layout" svg:width="21.595cm" svg:height="11.436cm" svg:x="1.692cm" svg:y="5.502cm" presentation:class="outline" presentation:user-transformed="true">
          <draw:text-box>
            <text:list text:style-name="L17">
              <text:list-item>
                <text:p text:style-name="P34"><text:span text:style-name="T2">EasyMock 2.0 is a popular mocking library</text:span></text:p>
              </text:list-item>
            </text:list>
            <text:list text:style-name="L17">
              <text:list-item>
                <text:p text:style-name="P34"><text:span text:style-name="T2">Used extensively in Spring for unit testing</text:span></text:p>
              </text:list-item>
            </text:list>
            <text:list text:style-name="L17">
              <text:list-item>
                <text:p text:style-name="P34"><text:span text:style-name="T2">What is taught in this course</text:span></text:p>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Example - Testing with EasyMock"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11">Example - Testing with EasyMock</text:span></text:p>
          </draw:text-box>
        </draw:frame>
        <draw:custom-shape draw:name="Rectangle 6" draw:style-name="gr6" draw:text-style-name="P9" draw:layer="layout" svg:width="5.715cm" svg:height="10.491cm" svg:x="19.262cm" svg:y="4.233cm">
          <text:list text:style-name="L18">
            <text:list-item>
              <text:p text:id="id12" text:style-name="P35"><text:span text:style-name="T28">On setup</text:span></text:p>
            </text:list-item>
          </text:list>
          <text:list text:style-name="L18">
            <text:list-item>
              <text:p text:id="id13" text:style-name="P36"><text:span text:style-name="T28">Create mock(s)</text:span></text:p>
            </text:list-item>
          </text:list>
          <text:list text:style-name="L18">
            <text:list-item>
              <text:p text:id="id14" text:style-name="P36"><text:span text:style-name="T28">Create unit</text:span></text:p>
            </text:list-item>
          </text:list>
          <text:list text:style-name="L18">
            <text:list-item>
              <text:p text:style-name="P35"><text:span text:style-name="T28"/></text:p>
            </text:list-item>
          </text:list>
          <text:list text:style-name="L18">
            <text:list-item>
              <text:p text:id="id19" text:style-name="P35"><text:span text:style-name="T28">For each test</text:span></text:p>
            </text:list-item>
          </text:list>
          <text:list text:style-name="L18">
            <text:list-item>
              <text:p text:id="id22" text:style-name="P36"><text:span text:style-name="T28">Record expected method calls and set mock return values</text:span></text:p>
            </text:list-item>
          </text:list>
          <text:list text:style-name="L18">
            <text:list-item>
              <text:p text:id="id25" text:style-name="P36"><text:span text:style-name="T28">Call replay</text:span></text:p>
            </text:list-item>
          </text:list>
          <text:list text:style-name="L18">
            <text:list-item>
              <text:p text:id="id27" text:style-name="P36"><text:span text:style-name="T28">Exercise test scenario</text:span></text:p>
            </text:list-item>
          </text:list>
          <text:list text:style-name="L18">
            <text:list-item>
              <text:p text:id="id29" text:style-name="P36"><text:span text:style-name="T28">Call verify</text:span></text:p>
            </text:list-item>
          </text:list>
          <draw:enhanced-geometry svg:viewBox="0 0 21600 21600" draw:type="rectangle" draw:enhanced-path="M 0 0 L 21600 0 21600 21600 0 21600 0 0 Z N"/>
        </draw:custom-shape>
        <draw:custom-shape draw:name="Rectangle 2" draw:style-name="gr10" draw:text-style-name="P9" draw:layer="layout" svg:width="18.839cm" svg:height="13.335cm" svg:x="0.423cm" svg:y="3.81cm">
          <text:p text:style-name="P37"><text:span text:style-name="T29">public</text:span><text:span text:style-name="T30"> </text:span><text:span text:style-name="T29">class</text:span><text:span text:style-name="T30"> AuthenticatorImplTests </text:span><text:span text:style-name="T29">extends</text:span><text:span text:style-name="T30"> TestCase {</text:span></text:p>
          <text:p text:style-name="P37"><text:span text:style-name="T30"><text:s text:c="4"/></text:span><text:span text:style-name="T29">private</text:span><text:span text:style-name="T30"> AuthenticatorImpl </text:span><text:span text:style-name="T31">authenticator</text:span><text:span text:style-name="T30">;</text:span></text:p>
          <text:p text:style-name="P37"><text:span text:style-name="T29"><text:s text:c="4"/></text:span><text:span text:style-name="T29">private</text:span><text:span text:style-name="T30"> AccountDao </text:span><text:span text:style-name="T31">accountDao</text:span><text:span text:style-name="T30">;</text:span></text:p>
          <text:p text:style-name="P37"><text:span text:style-name="T30"/></text:p>
          <text:p text:id="id15" text:style-name="P37"><text:span text:style-name="T29"><text:s text:c="4"/></text:span><text:span text:style-name="T29">protected</text:span><text:span text:style-name="T30"> </text:span><text:span text:style-name="T29">void</text:span><text:span text:style-name="T30"> setUp() {</text:span></text:p>
          <text:p text:id="id16" text:style-name="P37"><text:span text:style-name="T30"><text:s text:c="8"/></text:span><text:span text:style-name="T31">accountDao</text:span><text:span text:style-name="T30"> = EasyMock.createMock(AccountDao.</text:span><text:span text:style-name="T29">class</text:span><text:span text:style-name="T30">);</text:span></text:p>
          <text:p text:id="id17" text:style-name="P37"><text:span text:style-name="T30"><text:s text:c="8"/></text:span><text:span text:style-name="T31">authenticator</text:span><text:span text:style-name="T30"> = </text:span><text:span text:style-name="T29">new</text:span><text:span text:style-name="T30"> AuthenticatorImpl(</text:span><text:span text:style-name="T31">accountDao</text:span><text:span text:style-name="T30">);</text:span></text:p>
          <text:p text:id="id18" text:style-name="P37"><text:span text:style-name="T30"><text:s text:c="4"/></text:span><text:span text:style-name="T30">}</text:span></text:p>
          <text:p text:style-name="P37"><text:span text:style-name="T30"/></text:p>
          <text:p text:id="id20" text:style-name="P37"><text:span text:style-name="T30"><text:s text:c="4"/></text:span><text:span text:style-name="T29">public</text:span><text:span text:style-name="T30"> </text:span><text:span text:style-name="T29">void</text:span><text:span text:style-name="T30"> testValidUserWithCorrectPassword() {</text:span></text:p>
          <text:p text:id="id23" text:style-name="P37"><text:span text:style-name="T30"><text:s text:c="8"/></text:span><text:span text:style-name="T30">EasyMock.expect(</text:span><text:span text:style-name="T31">accountDao</text:span><text:span text:style-name="T30">.getAccount(</text:span><text:span text:style-name="T31">“lisa”</text:span><text:span text:style-name="T30">)).</text:span></text:p>
          <text:p text:id="id24" text:style-name="P37"><text:span text:style-name="T30"><text:s text:c="12"/></text:span><text:span text:style-name="T30">andReturn(</text:span><text:span text:style-name="T29">new</text:span><text:span text:style-name="T30"> Account(</text:span><text:span text:style-name="T31">“lisa”</text:span><text:span text:style-name="T30">, </text:span><text:span text:style-name="T31">“secret”</text:span><text:span text:style-name="T30">));</text:span></text:p>
          <text:p text:id="id26" text:style-name="P37"><text:span text:style-name="T30"><text:s text:c="8"/></text:span><text:span text:style-name="T30">EasyMock.replay(</text:span><text:span text:style-name="T31">accountDao</text:span><text:span text:style-name="T30">);</text:span></text:p>
          <text:p text:id="id28" text:style-name="P37"><text:span text:style-name="T30"><text:s text:c="8"/></text:span><text:span text:style-name="T30">assertTrue(</text:span><text:span text:style-name="T31">authenticator</text:span><text:span text:style-name="T30">.authenticate(</text:span><text:span text:style-name="T31">“lisa”</text:span><text:span text:style-name="T30">, </text:span><text:span text:style-name="T31">“secret”</text:span><text:span text:style-name="T30">));</text:span></text:p>
          <text:p text:id="id30" text:style-name="P37"><text:span text:style-name="T30"><text:s text:c="8"/></text:span><text:span text:style-name="T30">EasyMock.verify(</text:span><text:span text:style-name="T31">accountDao</text:span><text:span text:style-name="T30">);</text:span></text:p>
          <text:p text:id="id21" text:style-name="P37"><text:span text:style-name="T30"><text:s text:c="4"/></text:span><text:span text:style-name="T30">}</text:span></text:p>
          <text:p text:style-name="P38"><text:span text:style-name="T32">}</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group-id="1" presentation:preset-class="entrance" presentation:preset-id="ooo-entrance-appear">
                  <anim:set smil:begin="0s" smil:dur="0.001s" smil:fill="hold" smil:targetElement="id30" anim:sub-item="text" smil:attributeName="visibility" smil:to="visible"/>
                </anim:par>
              </anim:par>
            </anim:par>
          </anim:seq>
        </anim:par>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9cm" svg:height="10.006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Mock Considerations"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Mock Considerations</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39"><text:span text:style-name="T33">Advantages</text:span></text:p>
              </text:list-item>
            </text:list>
            <text:list text:style-name="L7">
              <text:list-item>
                <text:list>
                  <text:list-item>
                    <text:p text:style-name="P40"><text:span text:style-name="T15">No additional class to maintain</text:span></text:p>
                  </text:list-item>
                </text:list>
              </text:list-item>
            </text:list>
            <text:list text:style-name="L7">
              <text:list-item>
                <text:list>
                  <text:list-item>
                    <text:p text:style-name="P40"><text:span text:style-name="T15">You only need to setup what is necessary for the scenario you are testing</text:span></text:p>
                  </text:list-item>
                </text:list>
              </text:list-item>
            </text:list>
            <text:list text:style-name="L20">
              <text:list-item>
                <text:list>
                  <text:list-item>
                    <text:p text:style-name="P40"><text:span text:style-name="T15">Allows visibility to unit internals if you want (verifying that expectations were met)</text:span></text:p>
                  </text:list-item>
                </text:list>
              </text:list-item>
            </text:list>
            <text:list text:style-name="L3">
              <text:list-item>
                <text:p text:style-name="P39"><text:span text:style-name="T33">Disadvantages</text:span></text:p>
              </text:list-item>
            </text:list>
            <text:list text:style-name="L7">
              <text:list-item>
                <text:list>
                  <text:list-item>
                    <text:p text:style-name="P40"><text:span text:style-name="T15">A little harder to understand at first</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Mocks or Stubs?"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Mocks or Stubs?</text:span></text:p>
          </draw:text-box>
        </draw:frame>
        <draw:frame presentation:style-name="pr5" draw:text-style-name="P7" draw:layer="layout" svg:width="22.649cm" svg:height="11.436cm" svg:x="1.692cm" svg:y="5.502cm" presentation:class="outline" presentation:user-transformed="true">
          <draw:text-box>
            <text:list text:style-name="L3">
              <text:list-item>
                <text:p text:style-name="P6"><text:span text:style-name="T2">You will probably use both</text:span></text:p>
              </text:list-item>
            </text:list>
            <text:list text:style-name="L3">
              <text:list-item>
                <text:p text:style-name="P6"><text:span text:style-name="T2">General recommendations</text:span></text:p>
              </text:list-item>
            </text:list>
            <text:list text:style-name="L7">
              <text:list-item>
                <text:list>
                  <text:list-item>
                    <text:p text:style-name="P14"><text:span text:style-name="T10">Favor</text:span><text:span text:style-name="T2"> mocks for non-trivial interfaces</text:span></text:p>
                  </text:list-item>
                </text:list>
              </text:list-item>
            </text:list>
            <text:list text:style-name="L7">
              <text:list-item>
                <text:list>
                  <text:list-item>
                    <text:p text:style-name="P14"><text:span text:style-name="T2">Use stubs when you have simple interfaces with repeated functionality</text:span></text:p>
                  </text:list-item>
                </text:list>
              </text:list-item>
            </text:list>
            <text:list text:style-name="L7">
              <text:list-item>
                <text:list>
                  <text:list-item>
                    <text:p text:style-name="P14"><text:span text:style-name="T2">Always consider the specific situation</text:span></text:p>
                  </text:list-item>
                </text:list>
              </text:list-item>
            </text:list>
            <text:list text:style-name="L3">
              <text:list-item>
                <text:p text:style-name="P6"><text:span text:style-name="T2">Read “Mocks Aren’t Stubs” by Martin Fowler</text:span></text:p>
              </text:list-item>
            </text:list>
            <text:list text:style-name="L7">
              <text:list-item>
                <text:list>
                  <text:list-item>
                    <text:p text:style-name="P41"><text:span text:style-name="T34">http://www.martinfowler.com/articles/mocksArentStubs.html</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page23" draw:style-name="dp3" draw:master-page-name="Default">
        <office:forms form:automatic-focus="false" form:apply-design-mode="fals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 Driven Development</text:span></text:p>
              </text:list-item>
            </text:list>
            <text:list text:style-name="L3">
              <text:list-item>
                <text:p text:style-name="P6"><text:span text:style-name="T2">Unit Testing vs. Integration Testing</text:span></text:p>
              </text:list-item>
            </text:list>
            <text:list text:style-name="L3">
              <text:list-item>
                <text:p text:style-name="P6"><text:span text:style-name="T2">Unit Testing with Stubs</text:span></text:p>
              </text:list-item>
            </text:list>
            <text:list text:style-name="L3">
              <text:list-item>
                <text:p text:style-name="P6"><text:span text:style-name="T2">Unit Testing with Mocks</text:span></text:p>
              </text:list-item>
            </text:list>
            <text:list text:style-name="L3">
              <text:list-item>
                <text:p text:style-name="P6"><text:span text:style-name="T8">Integration Testing with Spring</text:span></text:p>
              </text:list-item>
            </text:list>
          </draw:text-box>
        </draw:frame>
        <draw:custom-shape draw:name="Rectangle 1" draw:style-name="gr3" draw:text-style-name="P9" draw:layer="layout" svg:width="21.594cm" svg:height="3.18cm" svg:x="0.847cm" svg:y="0.423cm">
          <text:p text:style-name="P13"><text:span text:style-name="T9">Topics in this session</text:span></text:p>
          <draw:enhanced-geometry svg:viewBox="0 0 21600 21600" draw:type="rectangle" draw:enhanced-path="M 0 0 L 21600 0 21600 21600 0 21600 0 0 Z N"/>
        </draw:custom-shap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Integration Testing"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Integration Testing</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6"><text:span text:style-name="T2">Tests the interaction of multiple units</text:span></text:p>
              </text:list-item>
            </text:list>
            <text:list text:style-name="L3">
              <text:list-item>
                <text:p text:style-name="P6"><text:span text:style-name="T2">Tests application classes in the context of their surrounding infrastructure</text:span></text:p>
              </text:list-item>
            </text:list>
            <text:list text:style-name="L7">
              <text:list-item>
                <text:list>
                  <text:list-item>
                    <text:p text:style-name="P14"><text:span text:style-name="T2">Infrastructure may be “scaled down”</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p text:style-name="P11">We’ve been talking about how great dependency injection is for our production code – it’s equally great for our test code</text:p>
            </draw:text-box>
          </draw:frame>
        </presentation:notes>
      </draw:page>
      <draw:page draw:name="Spring’s Integration Test Support" draw:style-name="dp3" draw:master-page-name="Default">
        <office:forms form:automatic-focus="false" form:apply-design-mode="false"/>
        <draw:frame presentation:style-name="pr5" draw:text-style-name="P7" draw:layer="layout" svg:width="23.072cm" svg:height="11.436cm" svg:x="1.693cm" svg:y="5.502cm" presentation:class="outline" presentation:user-transformed="true">
          <draw:text-box>
            <text:list text:style-name="L3">
              <text:list-item>
                <text:p text:style-name="P6"><text:span text:style-name="T2">Located in spring-test.jar</text:span></text:p>
              </text:list-item>
            </text:list>
            <text:list text:style-name="L3">
              <text:list-item>
                <text:p text:style-name="P6"><text:span text:style-name="T2">Consists of several JUnit test support classes</text:span></text:p>
              </text:list-item>
            </text:list>
            <text:list text:style-name="L3">
              <text:list-item>
                <text:p text:style-name="P6"><text:span text:style-name="T2">Central support class is AbstractDependencyInjectionSpringContextTests</text:span></text:p>
              </text:list-item>
            </text:list>
            <text:list text:style-name="L7">
              <text:list-item>
                <text:list>
                  <text:list-item>
                    <text:p text:style-name="P14"><text:span text:style-name="T2">Extends JUnit TestCase</text:span></text:p>
                  </text:list-item>
                </text:list>
              </text:list-item>
            </text:list>
            <text:list text:style-name="L7">
              <text:list-item>
                <text:list>
                  <text:list-item>
                    <text:p text:style-name="P14"><text:span text:style-name="T2">Loads system test configuration from one or more XML bean definition files</text:span></text:p>
                  </text:list-item>
                </text:list>
              </text:list-item>
            </text:list>
            <text:list text:style-name="L7">
              <text:list-item>
                <text:list>
                  <text:list-item>
                    <text:p text:style-name="P14"><text:span text:style-name="T2">Caches a shared ApplicationContext across multiple test methods</text:span></text:p>
                  </text:list-item>
                </text:list>
              </text:list-item>
            </text:list>
            <text:list text:style-name="L7">
              <text:list-item>
                <text:list>
                  <text:list-item>
                    <text:p text:style-name="P14"><text:span text:style-name="T2">Resolves test dependencies</text:span></text:p>
                  </text:list-item>
                </text:list>
              </text:list-item>
            </text:list>
          </draw:text-box>
        </draw:frame>
        <draw:frame presentation:style-name="pr14" draw:text-style-name="P2" draw:layer="layout" svg:width="17.476cm" svg:height="3.005cm" svg:x="0.957cm" svg:y="0.099cm" presentation:class="title" presentation:user-transformed="true">
          <draw:text-box>
            <text:p text:style-name="P5">Spring’s Integration Test Support</text:p>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Using Spring’s Integration  Test Support" draw:style-name="dp3" draw:master-page-name="Default">
        <office:forms form:automatic-focus="false" form:apply-design-mode="false"/>
        <draw:frame presentation:style-name="pr15" draw:text-style-name="P2" draw:layer="layout" svg:width="22.86cm" svg:height="3.176cm" svg:x="1.058cm" svg:y="0.422cm" presentation:class="title" presentation:user-transformed="true">
          <draw:text-box>
            <text:p text:style-name="P5"><text:span text:style-name="T2">Using Spring’s Integration </text:span><text:span text:style-name="T2"><text:line-break/></text:span><text:span text:style-name="T2">Test Support</text:span></text:p>
          </draw:text-box>
        </draw:frame>
        <draw:frame presentation:style-name="pr16" draw:text-style-name="P7" draw:layer="layout" svg:width="22.225cm" svg:height="12.489cm" svg:x="1.692cm" svg:y="4.445cm" presentation:class="outline" presentation:user-transformed="true">
          <draw:text-box>
            <text:list text:style-name="L13">
              <text:list-item>
                <text:p text:style-name="P42"><text:span text:style-name="T35">public final class</text:span><text:span text:style-name="T36"> AuthenticatorTests</text:span></text:p>
              </text:list-item>
            </text:list>
            <text:list text:style-name="L14">
              <text:list-item>
                <text:p text:style-name="P42"><text:span text:style-name="T36"><text:s text:c="12"/></text:span><text:span text:style-name="T35">extends</text:span><text:span text:style-name="T36"> AbstractDependencyInjectionSpringContextTests {</text:span></text:p>
              </text:list-item>
            </text:list>
            <text:list text:style-name="L13">
              <text:list-item>
                <text:p text:style-name="P42"><text:span text:style-name="T35"><text:s text:c="4"/></text:span><text:span text:style-name="T35">private</text:span><text:span text:style-name="T36"> Authenticator </text:span><text:span text:style-name="T37">authenticator</text:span><text:span text:style-name="T36">;</text:span></text:p>
              </text:list-item>
            </text:list>
            <text:list text:style-name="L14">
              <text:list-item>
                <text:p text:style-name="P42"><text:span text:style-name="T36"/></text:p>
              </text:list-item>
            </text:list>
            <text:list text:style-name="L21">
              <text:list-item>
                <text:p text:style-name="P42"><text:span text:style-name="T38"><text:s text:c="4"/></text:span><text:span text:style-name="T38">@Override</text:span></text:p>
              </text:list-item>
            </text:list>
            <text:list text:style-name="L13">
              <text:list-item>
                <text:p text:style-name="P42"><text:span text:style-name="T39"><text:s text:c="4"/></text:span><text:span text:style-name="T35">protected</text:span><text:span text:style-name="T36"> String[] getConfigLocations() {</text:span></text:p>
              </text:list-item>
            </text:list>
            <text:list text:style-name="L14">
              <text:list-item>
                <text:p text:style-name="P42"><text:span text:style-name="T36"><text:s text:c="8"/></text:span><text:span text:style-name="T35">return new </text:span><text:span text:style-name="T36">String[] { </text:span><text:span text:style-name="T37">“system-test-config.xml” </text:span><text:span text:style-name="T36">};</text:span></text:p>
              </text:list-item>
            </text:list>
            <text:list text:style-name="L14">
              <text:list-item>
                <text:p text:style-name="P42"><text:span text:style-name="T36"><text:s text:c="4"/></text:span><text:span text:style-name="T36">}</text:span></text:p>
              </text:list-item>
            </text:list>
            <text:list text:style-name="L14">
              <text:list-item>
                <text:p text:style-name="P42"><text:span text:style-name="T36"/></text:p>
              </text:list-item>
            </text:list>
            <text:list text:style-name="L13">
              <text:list-item>
                <text:p text:style-name="P42"><text:span text:style-name="T35"><text:s text:c="4"/></text:span><text:span text:style-name="T35">public void</text:span><text:span text:style-name="T36"> setAuthenticator(Authenticator authenticator) {</text:span></text:p>
              </text:list-item>
            </text:list>
            <text:list text:style-name="L14">
              <text:list-item>
                <text:p text:style-name="P42"><text:span text:style-name="T36"><text:s text:c="8"/></text:span><text:span text:style-name="T35">this</text:span><text:span text:style-name="T36">.</text:span><text:span text:style-name="T37">authenticator</text:span><text:span text:style-name="T36"> = authenticator;</text:span></text:p>
              </text:list-item>
            </text:list>
            <text:list text:style-name="L14">
              <text:list-item>
                <text:p text:style-name="P42"><text:span text:style-name="T36"><text:s text:c="4"/></text:span><text:span text:style-name="T36">}</text:span></text:p>
              </text:list-item>
            </text:list>
            <text:list text:style-name="L14">
              <text:list-item>
                <text:p text:style-name="P42"><text:span text:style-name="T36"/></text:p>
              </text:list-item>
            </text:list>
            <text:list text:style-name="L14">
              <text:list-item>
                <text:p text:style-name="P42"><text:span text:style-name="T36"><text:s text:c="4"/></text:span><text:span text:style-name="T35">public void </text:span><text:span text:style-name="T36">testSuccessfulAuthentication() {</text:span></text:p>
              </text:list-item>
            </text:list>
            <text:list text:style-name="L14">
              <text:list-item>
                <text:p text:style-name="P42"><text:span text:style-name="T36"><text:s text:c="8"/></text:span><text:span text:style-name="T37">authenticator</text:span><text:span text:style-name="T36">.authenticate(...);</text:span></text:p>
              </text:list-item>
            </text:list>
            <text:list text:style-name="L14">
              <text:list-item>
                <text:p text:style-name="P42"><text:span text:style-name="T36"><text:s text:c="8"/></text:span><text:span text:style-name="T36">...</text:span></text:p>
              </text:list-item>
            </text:list>
            <text:list text:style-name="L14">
              <text:list-item>
                <text:p text:style-name="P42"><text:span text:style-name="T36"><text:s text:c="4"/></text:span><text:span text:style-name="T36">}</text:span></text:p>
              </text:list-item>
            </text:list>
          </draw:text-box>
        </draw:frame>
        <draw:g draw:name="Group 4" draw:id="id31">
          <draw:custom-shape draw:name="Text Box 5" draw:style-name="gr11" draw:text-style-name="P31" draw:layer="layout" svg:width="6.382cm" svg:height="0.973cm" svg:x="13.783cm" svg:y="6.35cm">
            <text:p text:style-name="P21"><text:span text:style-name="T40">Extend support class</text:span></text:p>
            <draw:enhanced-geometry svg:viewBox="0 0 21600 21600" draw:type="mso-spt202" draw:enhanced-path="M 0 0 L 21600 0 21600 21600 0 21600 0 0 Z N"/>
          </draw:custom-shape>
          <draw:line draw:name="Line 6" draw:style-name="gr7" draw:text-style-name="P20" draw:layer="layout" svg:x1="15.873cm" svg:y1="6.349cm" svg:x2="15.662cm" svg:y2="5.714cm">
            <text:p text:style-name="P4"/>
          </draw:line>
        </draw:g>
        <draw:custom-shape draw:name="Text Box 8" draw:style-name="gr12" draw:text-style-name="P31" draw:id="id32" draw:layer="layout" svg:width="6.434cm" svg:height="1.685cm" svg:x="17.272cm" svg:y="9.492cm">
          <text:p text:style-name="P21"><text:span text:style-name="T40">Point to system test configuration file</text:span></text:p>
          <draw:enhanced-geometry svg:viewBox="0 0 21600 21600" draw:type="mso-spt202" draw:enhanced-path="M 0 0 L 21600 0 21600 21600 0 21600 0 0 Z N"/>
        </draw:custom-shape>
        <draw:line draw:name="Line 9" draw:style-name="gr7" draw:text-style-name="P20" draw:id="id33" draw:layer="layout" svg:x1="17.211cm" svg:y1="9.676cm" svg:x2="14.187cm" svg:y2="8.996cm">
          <text:p text:style-name="P4"/>
        </draw:line>
        <draw:g draw:name="Group 10" draw:id="id34">
          <draw:custom-shape draw:name="Text Box 11" draw:style-name="gr13" draw:text-style-name="P31" draw:layer="layout" svg:width="13.723cm" svg:height="0.973cm" svg:x="10.575cm" svg:y="11.832cm">
            <text:p text:style-name="P21"><text:span text:style-name="T40">Define a dependency on the system entry point</text:span></text:p>
            <draw:enhanced-geometry svg:viewBox="0 0 21600 21600" draw:type="mso-spt202" draw:enhanced-path="M 0 0 L 21600 0 21600 21600 0 21600 0 0 Z N"/>
          </draw:custom-shape>
          <draw:line draw:name="Line 12" draw:style-name="gr7" draw:text-style-name="P20" draw:layer="layout" svg:x1="12.224cm" svg:y1="11.831cm" svg:x2="12.224cm" svg:y2="10.984cm">
            <text:p text:style-name="P4"/>
          </draw:line>
        </draw:g>
        <draw:g draw:name="Group 10" draw:id="id35">
          <draw:custom-shape draw:name="Text Box 11" draw:style-name="gr14" draw:text-style-name="P31" draw:layer="layout" svg:width="7.94cm" svg:height="0.973cm" svg:x="5.578cm" svg:y="15.351cm">
            <text:p text:style-name="P21"><text:span text:style-name="T40">Test the system as normal</text:span></text:p>
            <draw:enhanced-geometry svg:viewBox="0 0 21600 21600" draw:type="mso-spt202" draw:enhanced-path="M 0 0 L 21600 0 21600 21600 0 21600 0 0 Z N"/>
          </draw:custom-shape>
          <draw:line draw:name="Line 12" draw:style-name="gr7" draw:text-style-name="P20" draw:layer="layout" svg:x1="7.248cm" svg:y1="15.351cm" svg:x2="7.248cm" svg:y2="14.505cm">
            <text:p text:style-name="P4"/>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office:forms form:automatic-focus="false" form:apply-design-mode="fals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Test Case Setup (first time only)" draw:style-name="dp1" draw:master-page-name="Default">
        <office:forms form:automatic-focus="false" form:apply-design-mode="false"/>
        <draw:custom-shape draw:name="Rectangle 31" draw:style-name="gr15" draw:text-style-name="P44" draw:layer="layout" svg:width="5.715cm" svg:height="0.973cm" svg:x="0.423cm" svg:y="4.022cm">
          <text:p text:style-name="P43"><text:span text:style-name="T41">JUnit Test Runner</text:span></text:p>
          <draw:enhanced-geometry svg:viewBox="0 0 21600 21600" draw:type="rectangle" draw:enhanced-path="M 0 0 L 21600 0 21600 21600 0 21600 0 0 Z N"/>
        </draw:custom-shape>
        <draw:line draw:name="Line 33" draw:style-name="gr16" draw:text-style-name="P20" draw:layer="layout" svg:x1="2.54cm" svg:y1="5.102cm" svg:x2="2.54cm" svg:y2="17.357cm">
          <text:p text:style-name="P4"/>
        </draw:line>
        <draw:custom-shape draw:name="Rectangle 31" draw:style-name="gr17" draw:text-style-name="P44" draw:layer="layout" svg:width="6.35cm" svg:height="0.973cm" svg:x="8.043cm" svg:y="4.022cm">
          <text:p text:style-name="P43"><text:span text:style-name="T41">AuthenticatorTests</text:span></text:p>
          <draw:enhanced-geometry svg:viewBox="0 0 21600 21600" draw:type="rectangle" draw:enhanced-path="M 0 0 L 21600 0 21600 21600 0 21600 0 0 Z N"/>
        </draw:custom-shape>
        <draw:line draw:name="Line 33" draw:style-name="gr16" draw:text-style-name="P20" draw:layer="layout" svg:x1="11.18cm" svg:y1="5.033cm" svg:x2="11.218cm" svg:y2="17.357cm">
          <text:p text:style-name="P4"/>
        </draw:line>
        <draw:custom-shape draw:name="Rectangle 31" draw:style-name="gr18" draw:text-style-name="P44" draw:layer="layout" svg:width="10.16cm" svg:height="0.973cm" svg:x="15.24cm" svg:y="4.022cm">
          <text:p text:style-name="P43"><text:span text:style-name="T42">ClassPathXmlApplicationContext</text:span></text:p>
          <draw:enhanced-geometry svg:viewBox="0 0 21600 21600" draw:type="rectangle" draw:enhanced-path="M 0 0 L 21600 0 21600 21600 0 21600 0 0 Z N"/>
        </draw:custom-shape>
        <draw:line draw:name="Line 33" draw:style-name="gr16" draw:text-style-name="P20" draw:layer="layout" svg:x1="21.378cm" svg:y1="5.102cm" svg:x2="21.378cm" svg:y2="17.357cm">
          <text:p text:style-name="P4"/>
        </draw:line>
        <draw:g draw:name="Group 31" draw:id="id36">
          <draw:line draw:name="Line 65" draw:style-name="gr19" draw:text-style-name="P20" draw:layer="layout" svg:x1="2.54cm" svg:y1="6.584cm" svg:x2="11.218cm" svg:y2="6.584cm">
            <text:p text:style-name="P4"/>
          </draw:line>
          <draw:custom-shape draw:name="Text Box 66" draw:style-name="gr20" draw:text-style-name="P44" draw:layer="layout" svg:width="6.562cm" svg:height="0.973cm" svg:x="3.598cm" svg:y="5.525cm">
            <text:p text:style-name="P43"><text:span text:style-name="T41">setUp (first time only)</text:span></text:p>
            <draw:enhanced-geometry svg:viewBox="0 0 21600 21600" draw:type="mso-spt202" draw:enhanced-path="M 0 0 L 21600 0 21600 21600 0 21600 0 0 Z N"/>
          </draw:custom-shape>
        </draw:g>
        <draw:g draw:name="Group 32" draw:id="id37">
          <draw:line draw:name="Line 73" draw:style-name="gr21" draw:text-style-name="P20" draw:layer="layout" svg:x1="11.218cm" svg:y1="7.006cm" svg:x2="13.026cm" svg:y2="7.006cm">
            <text:p text:style-name="P4"/>
          </draw:line>
          <draw:line draw:name="Line 74" draw:style-name="gr21" draw:text-style-name="P20" draw:layer="layout" svg:x1="13.026cm" svg:y1="7.006cm" svg:x2="13.026cm" svg:y2="7.854cm">
            <text:p text:style-name="P4"/>
          </draw:line>
          <draw:line draw:name="Line 75" draw:style-name="gr7" draw:text-style-name="P20" draw:layer="layout" svg:x1="13.026cm" svg:y1="7.854cm" svg:x2="11.218cm" svg:y2="7.854cm">
            <text:p text:style-name="P4"/>
          </draw:line>
          <draw:custom-shape draw:name="Text Box 76" draw:style-name="gr22" draw:text-style-name="P31" draw:layer="layout" svg:width="6.659cm" svg:height="0.973cm" svg:x="13.026cm" svg:y="6.795cm">
            <text:p text:style-name="P21"><text:span text:style-name="T41">getConfigLocations()</text:span></text:p>
            <draw:enhanced-geometry svg:viewBox="0 0 21600 21600" draw:type="mso-spt202" draw:enhanced-path="M 0 0 L 21600 0 21600 21600 0 21600 0 0 Z N"/>
          </draw:custom-shape>
        </draw:g>
        <draw:g draw:name="Group 42" draw:id="id38">
          <draw:line draw:name="Line 65" draw:style-name="gr19" draw:text-style-name="P20" draw:layer="layout" svg:x1="11.218cm" svg:y1="9.313cm" svg:x2="21.378cm" svg:y2="9.313cm">
            <text:p text:style-name="P4"/>
          </draw:line>
          <draw:custom-shape draw:name="Text Box 66" draw:style-name="gr23" draw:text-style-name="P44" draw:layer="layout" svg:width="6.562cm" svg:height="0.973cm" svg:x="12.276cm" svg:y="8.255cm">
            <text:p text:style-name="P43"><text:span text:style-name="T41">new(configLocations)</text:span></text:p>
            <draw:enhanced-geometry svg:viewBox="0 0 21600 21600" draw:type="mso-spt202" draw:enhanced-path="M 0 0 L 21600 0 21600 21600 0 21600 0 0 Z N"/>
          </draw:custom-shape>
          <draw:custom-shape draw:name="Round Single Corner Rectangle 28" draw:style-name="gr24" draw:text-style-name="P31" draw:layer="layout" svg:width="7.197cm" svg:height="2.73cm" svg:x="3.598cm" svg:y="8.678cm">
            <text:p text:style-name="P21"><text:span text:style-name="T41">Assigned to the protected field named </text:span><text:span text:style-name="T43">applicationContext</text:span></text:p>
            <draw:enhanced-geometry svg:viewBox="0 0 2590800 982537" draw:extrusion-allowed="true" draw:text-areas="0 0 2455632 982537" draw:glue-points="1295400 0 0 491269 1295400 982537 2590800 491269 2590800 982537" draw:type="mso-spt100" draw:enhanced-path="M 0 0 L 2129302 0 W 1667803 0 2590799 922996 2129302 0 2590799 461499 L 2590800 982537 0 982537 Z N"/>
          </draw:custom-shape>
          <draw:line draw:name="Straight Connector 30" draw:style-name="gr25" draw:text-style-name="P20" draw:layer="layout" svg:x1="15.557cm" svg:y1="9.282cm" svg:x2="10.795cm" svg:y2="10.042cm">
            <text:p text:style-name="P4"/>
          </draw:line>
        </draw:g>
        <draw:g draw:name="Group 60" draw:id="id40">
          <draw:line draw:name="Line 65" draw:style-name="gr26" draw:text-style-name="P20" draw:layer="layout" svg:x1="11.218cm" svg:y1="16.51cm" svg:x2="21.378cm" svg:y2="16.51cm">
            <text:p text:style-name="P4"/>
          </draw:line>
          <draw:custom-shape draw:name="Text Box 66" draw:style-name="gr27" draw:text-style-name="P44" draw:layer="layout" svg:width="10.16cm" svg:height="0.892cm" svg:x="11.218cm" svg:y="15.452cm">
            <text:p text:style-name="P43"><text:span text:style-name="T44">setAuthenticator(Authenticator)</text:span></text:p>
            <draw:enhanced-geometry svg:viewBox="0 0 21600 21600" draw:type="mso-spt202" draw:enhanced-path="M 0 0 L 21600 0 21600 21600 0 21600 0 0 Z N"/>
          </draw:custom-shape>
        </draw:g>
        <draw:g draw:name="Group 59" draw:id="id39">
          <draw:line draw:name="Line 65" draw:style-name="gr19" draw:text-style-name="P20" draw:layer="layout" svg:x1="11.218cm" svg:y1="11.452cm" svg:x2="21.378cm" svg:y2="11.452cm">
            <text:p text:style-name="P4"/>
          </draw:line>
          <draw:custom-shape draw:name="Text Box 66" draw:style-name="gr28" draw:text-style-name="P44" draw:layer="layout" svg:width="9.314cm" svg:height="0.973cm" svg:x="11.641cm" svg:y="10.394cm">
            <text:p text:style-name="P43"><text:span text:style-name="T41">autowireBeanProperties(this)</text:span></text:p>
            <draw:enhanced-geometry svg:viewBox="0 0 21600 21600" draw:type="mso-spt202" draw:enhanced-path="M 0 0 L 21600 0 21600 21600 0 21600 0 0 Z N"/>
          </draw:custom-shape>
          <draw:custom-shape draw:name="Round Single Corner Rectangle 48" draw:style-name="gr29" draw:text-style-name="P31" draw:layer="layout" svg:width="5.927cm" svg:height="2.54cm" svg:x="11.853cm" svg:y="12.277cm">
            <text:p text:style-name="P21"><text:span text:style-name="T40">Calls each setter the context can satisfy by type</text:span></text:p>
            <draw:enhanced-geometry svg:viewBox="0 0 2133600 914317" draw:extrusion-allowed="true" draw:text-areas="0 0 2007817 914317" draw:glue-points="1066800 0 0 457159 1066800 914317 2133600 457159 0 0" draw:type="mso-spt100" draw:enhanced-path="M 0 0 L 1704145 0 W 1274690 0 2133600 858910 1704145 0 2133600 429456 L 2133600 914317 0 914317 Z N"/>
          </draw:custom-shape>
          <draw:line draw:name="Straight Connector 49" draw:style-name="gr25" draw:text-style-name="P20" draw:layer="layout" svg:x1="16.296cm" svg:y1="11.42cm" svg:x2="14.815cm" svg:y2="12.276cm">
            <text:p text:style-name="P4"/>
          </draw:line>
        </draw:g>
        <draw:frame presentation:style-name="pr14" draw:text-style-name="P45" draw:layer="layout" svg:width="17.476cm" svg:height="3.005cm" svg:x="0.957cm" svg:y="0.099cm" presentation:class="title" presentation:user-transformed="true">
          <draw:text-box>
            <text:p text:style-name="P5">Test Case Setup (first time only)</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0" smil:attributeName="visibility" smil:to="visible"/>
                </anim:par>
              </anim:par>
            </anim:par>
          </anim:seq>
        </anim:par>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7" draw:text-style-name="P4" draw:layer="layout" svg:width="16.254cm" svg:height="12.027cm" svg:x="2.033cm" svg:y="12.668cm" presentation:class="notes" presentation:placeholder="true">
            <draw:text-box/>
          </draw:frame>
          <draw:custom-shape draw:name="Slide Number Placeholder 3"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presentation:notes>
      </draw:page>
      <draw:page draw:name="page28" draw:style-name="dp3" draw:master-page-name="Default">
        <office:forms form:automatic-focus="false" form:apply-design-mode="false"/>
        <draw:frame presentation:style-name="pr15" draw:text-style-name="P2" draw:layer="layout" svg:width="22.86cm" svg:height="3.176cm" svg:x="1.058cm" svg:y="0.422cm" presentation:class="title" presentation:user-transformed="true">
          <draw:text-box>
            <text:p text:style-name="P5"><text:span text:style-name="T2">Using Spring 2.5 with JUnit 4</text:span></text:p>
          </draw:text-box>
        </draw:frame>
        <draw:frame presentation:style-name="pr17" draw:text-style-name="P46" draw:layer="layout" svg:width="22.225cm" svg:height="9.666cm" svg:x="1.566cm" svg:y="5.252cm" presentation:class="outline" presentation:user-transformed="true">
          <draw:text-box>
            <text:list text:style-name="L13">
              <text:list-item>
                <text:p text:style-name="P42"><text:span text:style-name="T38">@RunWith</text:span><text:span text:style-name="T45">(SpringJUnit4ClassRunner.</text:span><text:span text:style-name="T35">class</text:span><text:span text:style-name="T45">)</text:span></text:p>
              </text:list-item>
            </text:list>
            <text:list text:style-name="L13">
              <text:list-item>
                <text:p text:style-name="P42"><text:span text:style-name="T38">@ContextConfiguration</text:span><text:span text:style-name="T45">(locations={</text:span><text:span text:style-name="T37">“system-test-config.xml”</text:span><text:span text:style-name="T45">})</text:span></text:p>
              </text:list-item>
            </text:list>
            <text:list text:style-name="L13">
              <text:list-item>
                <text:p text:style-name="P42"><text:span text:style-name="T35">public final class</text:span><text:span text:style-name="T36"> AuthenticatorTests {</text:span></text:p>
              </text:list-item>
            </text:list>
            <text:list text:style-name="L13">
              <text:list-item>
                <text:p text:style-name="P42"><text:span text:style-name="T38"><text:s text:c="4"/></text:span><text:span text:style-name="T38">@Autowire</text:span></text:p>
              </text:list-item>
            </text:list>
            <text:list text:style-name="L13">
              <text:list-item>
                <text:p text:style-name="P42"><text:span text:style-name="T35"><text:s text:c="4"/></text:span><text:span text:style-name="T35">private</text:span><text:span text:style-name="T36"> Authenticator </text:span><text:span text:style-name="T37">authenticator</text:span><text:span text:style-name="T36">;</text:span></text:p>
              </text:list-item>
            </text:list>
            <text:list text:style-name="L14">
              <text:list-item>
                <text:p text:style-name="P42"><text:span text:style-name="T36"/></text:p>
              </text:list-item>
            </text:list>
            <text:list text:style-name="L21">
              <text:list-item>
                <text:p text:style-name="P42"><text:span text:style-name="T38"><text:s text:c="4"/></text:span><text:span text:style-name="T38">@Test</text:span></text:p>
              </text:list-item>
            </text:list>
            <text:list text:style-name="L21">
              <text:list-item>
                <text:p text:style-name="P42"><text:span text:style-name="T36"><text:s text:c="4"/></text:span><text:span text:style-name="T35">public void </text:span><text:span text:style-name="T36">testSuccessfulAuthentication() {</text:span></text:p>
              </text:list-item>
            </text:list>
            <text:list text:style-name="L14">
              <text:list-item>
                <text:p text:style-name="P42"><text:span text:style-name="T36"><text:s text:c="8"/></text:span><text:span text:style-name="T37">authenticator</text:span><text:span text:style-name="T36">.authenticate(...);</text:span></text:p>
              </text:list-item>
            </text:list>
            <text:list text:style-name="L14">
              <text:list-item>
                <text:p text:style-name="P42"><text:span text:style-name="T36"><text:s text:c="8"/></text:span><text:span text:style-name="T36">...</text:span></text:p>
              </text:list-item>
            </text:list>
            <text:list text:style-name="L14">
              <text:list-item>
                <text:p text:style-name="P42"><text:span text:style-name="T36"><text:s text:c="4"/></text:span><text:span text:style-name="T36">}</text:span></text:p>
              </text:list-item>
            </text:list>
            <text:list text:style-name="L14">
              <text:list-item>
                <text:p text:style-name="P42"><text:span text:style-name="T36"/></text:p>
              </text:list-item>
            </text:list>
            <text:list text:style-name="L14">
              <text:list-item>
                <text:p text:style-name="P42"><text:span text:style-name="T36">}</text:span></text:p>
              </text:list-item>
            </text:list>
          </draw:text-box>
        </draw:frame>
        <draw:g draw:id="id44">
          <draw:custom-shape draw:name="Text Box 5" draw:style-name="gr30" draw:text-style-name="P31" draw:layer="layout" svg:width="7.25cm" svg:height="0.973cm" svg:x="16.424cm" svg:y="4.435cm">
            <text:p text:style-name="P21"><text:span text:style-name="T40">Run with Spring support</text:span></text:p>
            <draw:enhanced-geometry svg:viewBox="0 0 21600 21600" draw:type="mso-spt202" draw:enhanced-path="M 0 0 L 21600 0 21600 21600 0 21600 0 0 Z N"/>
          </draw:custom-shape>
          <draw:line draw:name="Line 6" draw:style-name="gr7" draw:text-style-name="P20" draw:layer="layout" svg:x1="16.404cm" svg:y1="4.939cm" svg:x2="12.927cm" svg:y2="5.594cm">
            <text:p text:style-name="P4"/>
          </draw:line>
        </draw:g>
        <draw:g draw:name="Group 7" draw:id="id42">
          <draw:custom-shape draw:name="Text Box 8" draw:style-name="gr12" draw:text-style-name="P31" draw:layer="layout" svg:width="6.434cm" svg:height="1.685cm" svg:x="15.257cm" svg:y="7.199cm">
            <text:p text:style-name="P21"><text:span text:style-name="T40">Point to system test configuration file</text:span></text:p>
            <draw:enhanced-geometry svg:viewBox="0 0 21600 21600" draw:type="mso-spt202" draw:enhanced-path="M 0 0 L 21600 0 21600 21600 0 21600 0 0 Z N"/>
          </draw:custom-shape>
          <draw:line draw:name="Line 9" draw:style-name="gr7" draw:text-style-name="P20" draw:layer="layout" svg:x1="15.257cm" svg:y1="8.375cm" svg:x2="14.707cm" svg:y2="6.809cm">
            <text:p text:style-name="P4"/>
          </draw:line>
        </draw:g>
        <draw:g draw:id="id41">
          <draw:custom-shape draw:name="Text Box 11" draw:style-name="gr31" draw:text-style-name="P31" draw:layer="layout" svg:width="6.484cm" svg:height="0.973cm" svg:x="15.338cm" svg:y="10.271cm">
            <text:p text:style-name="P21"><text:span text:style-name="T40">Define a dependency</text:span></text:p>
            <draw:enhanced-geometry svg:viewBox="0 0 21600 21600" draw:type="mso-spt202" draw:enhanced-path="M 0 0 L 21600 0 21600 21600 0 21600 0 0 Z N"/>
          </draw:custom-shape>
          <draw:line draw:name="Line 12" draw:style-name="gr7" draw:text-style-name="P20" draw:layer="layout" svg:x1="18.899cm" svg:y1="10.307cm" svg:x2="5.342cm" svg:y2="7.712cm">
            <text:p text:style-name="P4"/>
          </draw:line>
        </draw:g>
        <draw:g draw:name="Group 10" draw:id="id43">
          <draw:custom-shape draw:name="Text Box 11" draw:style-name="gr14" draw:text-style-name="P31" draw:layer="layout" svg:width="7.94cm" svg:height="0.973cm" svg:x="3.461cm" svg:y="12.252cm">
            <text:p text:style-name="P21"><text:span text:style-name="T40">Test the system as normal</text:span></text:p>
            <draw:enhanced-geometry svg:viewBox="0 0 21600 21600" draw:type="mso-spt202" draw:enhanced-path="M 0 0 L 21600 0 21600 21600 0 21600 0 0 Z N"/>
          </draw:custom-shape>
          <draw:line draw:name="Line 12" draw:style-name="gr7" draw:text-style-name="P20" draw:layer="layout" svg:x1="5.131cm" svg:y1="12.252cm" svg:x2="5.131cm" svg:y2="11.406cm">
            <text:p text:style-name="P4"/>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office:forms form:automatic-focus="false" form:apply-design-mode="false"/>
          <draw:custom-shape draw:name="Rectangle 7" draw:style-name="gr1" draw:text-style-name="P48" draw:layer="layout" svg:width="8.807cm" svg:height="1.332cm" svg:x="11.509cm" svg:y="25.334cm">
            <text:p text:style-name="P47"><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48" draw:layer="layout" svg:width="8.807cm" svg:height="1.332cm" svg:x="11.509cm" svg:y="25.334cm">
            <text:p text:style-name="P47"><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50" draw:layer="layout" svg:width="8.802cm" svg:height="1.332cm" svg:x="11.509cm" svg:y="25.334cm">
            <text:p text:style-name="P49"><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51" draw:layer="layout" svg:width="16.254cm" svg:height="12.027cm" svg:x="2.033cm" svg:y="12.668cm" presentation:class="notes" presentation:placeholder="true">
            <draw:text-box/>
          </draw:frame>
        </presentation:notes>
      </draw:page>
      <draw:page draw:name="Benefits of Integration  Testing with Spring" draw:style-name="dp3" draw:master-page-name="Default">
        <office:forms form:automatic-focus="false" form:apply-design-mode="false"/>
        <draw:frame presentation:style-name="pr4" draw:text-style-name="P2" draw:layer="layout" svg:width="21.594cm" svg:height="3.181cm" svg:x="0.847cm" svg:y="0.423cm" presentation:class="title" presentation:user-transformed="true">
          <draw:text-box>
            <text:p text:style-name="P5"><text:span text:style-name="T2">Benefits of Integration </text:span><text:span text:style-name="T2"><text:line-break/></text:span><text:span text:style-name="T2">Testing with Spring</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52"><text:span text:style-name="T2">No need to deploy to an external container to test application functionality</text:span></text:p>
              </text:list-item>
            </text:list>
            <text:list text:style-name="L7">
              <text:list-item>
                <text:list>
                  <text:list-item>
                    <text:p text:style-name="P14"><text:span text:style-name="T2">Run everything quickly inside your IDE</text:span></text:p>
                  </text:list-item>
                </text:list>
              </text:list-item>
            </text:list>
            <text:list text:style-name="L3">
              <text:list-item>
                <text:p text:style-name="P52"><text:span text:style-name="T2">Allows reuse of your configuration between test and production environments</text:span></text:p>
              </text:list-item>
            </text:list>
            <text:list text:style-name="L7">
              <text:list-item>
                <text:list>
                  <text:list-item>
                    <text:p text:style-name="P14"><text:span text:style-name="T2">Application configuration logic is typically reused</text:span></text:p>
                  </text:list-item>
                </text:list>
              </text:list-item>
            </text:list>
            <text:list text:style-name="L7">
              <text:list-item>
                <text:list>
                  <text:list-item>
                    <text:p text:style-name="P14"><text:span text:style-name="T2">Infrastructure configuration is environment-specific</text:span></text:p>
                  </text:list-item>
                </text:list>
              </text:list-item>
            </text:list>
            <text:list text:style-name="L22">
              <text:list-item>
                <text:list>
                  <text:list-item>
                    <text:list>
                      <text:list-item>
                        <text:p text:style-name="P53"><text:span text:style-name="T46">DataSources</text:span></text:p>
                      </text:list-item>
                    </text:list>
                  </text:list-item>
                </text:list>
              </text:list-item>
            </text:list>
            <text:list text:style-name="L22">
              <text:list-item>
                <text:list>
                  <text:list-item>
                    <text:list>
                      <text:list-item>
                        <text:p text:style-name="P53"><text:span text:style-name="T46">JMS Queues</text:span></text:p>
                      </text:list-item>
                    </text:list>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8" draw:text-style-name="P15" draw:layer="layout" svg:width="16.254cm" svg:height="12.004cm" svg:x="2.033cm" svg:y="12.668cm" presentation:class="notes" presentation:user-transformed="true">
            <draw:text-box>
              <text:list text:style-name="L5">
                <text:list-item>
                  <text:p text:style-name="P11"><text:span text:style-name="T10">Before talking about the benefits, mention that more advanced support is also available:</text:span></text:p>
                </text:list-item>
              </text:list>
              <text:list text:style-name="L6">
                <text:list-item>
                  <text:p text:style-name="P12"><text:span text:style-name="T10">Injecting by field name</text:span></text:p>
                </text:list-item>
              </text:list>
              <text:list text:style-name="L6">
                <text:list-item>
                  <text:p text:style-name="P12"><text:span text:style-name="T10">Wrapping test methods with transations (covered in data-access labs)</text:span></text:p>
                </text:list-item>
              </text:list>
            </draw:text-box>
          </draw:frame>
        </presentation:notes>
      </draw:page>
      <draw:page draw:name="Summary" draw:style-name="dp3" draw:master-page-name="Default">
        <office:forms form:automatic-focus="false" form:apply-design-mode="false"/>
        <draw:frame presentation:style-name="pr4" draw:text-style-name="P2" draw:layer="layout" svg:width="21.595cm" svg:height="3.181cm" svg:x="1.057cm" svg:y="0.423cm" presentation:class="title" presentation:user-transformed="true">
          <draw:text-box>
            <text:p text:style-name="P5"><text:span text:style-name="T2">Summary</text:span></text:p>
          </draw:text-box>
        </draw:frame>
        <draw:frame presentation:style-name="pr5" draw:text-style-name="P7" draw:layer="layout" svg:width="21.595cm" svg:height="11.436cm" svg:x="1.692cm" svg:y="5.502cm" presentation:class="outline" presentation:user-transformed="true">
          <draw:text-box>
            <text:list text:style-name="L3">
              <text:list-item>
                <text:p text:style-name="P52"><text:span text:style-name="T2">Testing is an essential part of </text:span><text:span text:style-name="T47">any</text:span><text:span text:style-name="T2"> development</text:span></text:p>
              </text:list-item>
            </text:list>
            <text:list text:style-name="L3">
              <text:list-item>
                <text:p text:style-name="P52"><text:span text:style-name="T2">Unit testing tests a class in isolation where external dependencies should be minimized</text:span></text:p>
              </text:list-item>
            </text:list>
            <text:list text:style-name="L7">
              <text:list-item>
                <text:list>
                  <text:list-item>
                    <text:p text:style-name="P14"><text:span text:style-name="T2">Consider creating stubs or mocks to unit test</text:span></text:p>
                  </text:list-item>
                </text:list>
              </text:list-item>
            </text:list>
            <text:list text:style-name="L7">
              <text:list-item>
                <text:list>
                  <text:list-item>
                    <text:p text:style-name="P14"><text:span text:style-name="T2">You don’t need Spring to unit test</text:span></text:p>
                  </text:list-item>
                </text:list>
              </text:list-item>
            </text:list>
            <text:list text:style-name="L3">
              <text:list-item>
                <text:p text:style-name="P52"><text:span text:style-name="T2">Integration testing tests the interaction of multiple units working together</text:span></text:p>
              </text:list-item>
            </text:list>
            <text:list text:style-name="L7">
              <text:list-item>
                <text:list>
                  <text:list-item>
                    <text:p text:style-name="P14"><text:span text:style-name="T2">Spring provides good integration testing support</text:span></text:p>
                  </text:list-item>
                </text:list>
              </text:list-item>
            </text:list>
          </draw:text-box>
        </draw:frame>
        <presentation:notes draw:style-name="dp2">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7cm" svg:height="1.332cm" svg:x="11.509cm" svg:y="25.334cm">
            <text:p text:style-name="P8"><text:span text:style-name="T3"><text:page-number>&lt;number&gt;</text:page-number></text:span></text:p>
            <draw:enhanced-geometry svg:viewBox="0 0 21600 21600" draw:type="mso-spt202" draw:enhanced-path="M 0 0 L 21600 0 21600 21600 0 21600 0 0 Z N"/>
          </draw:custom-shape>
          <draw:custom-shape draw:name="Rectangle 7" draw:style-name="gr1" draw:text-style-name="P9" draw:layer="layout" svg:width="8.802cm" svg:height="1.332cm" svg:x="11.509cm" svg:y="25.334cm">
            <text:p text:style-name="P10"><text:span text:style-name="T4"><text:page-number>&lt;number&gt;</text:page-number></text:span></text:p>
            <draw:enhanced-geometry svg:viewBox="0 0 21600 21600" draw:type="mso-spt202" draw:enhanced-path="M 0 0 L 21600 0 21600 21600 0 21600 0 0 Z N"/>
          </draw:custom-shape>
          <draw:custom-shape draw:name="Text Box 1" draw:style-name="gr2" draw:text-style-name="P9" draw:layer="layout" svg:width="13.335cm" svg:height="10.001cm" svg:x="3.493cm" svg:y="2.002cm">
            <text:p text:style-name="P4"/>
            <draw:enhanced-geometry svg:viewBox="0 0 21600 21600" draw:type="mso-spt202" draw:enhanced-path="M 0 0 L 21600 0 21600 21600 0 21600 0 0 Z N"/>
          </draw:custom-shape>
          <draw:frame presentation:style-name="pr7" draw:text-style-name="P4" draw:layer="layout" svg:width="16.254cm" svg:height="12.027cm" svg:x="2.033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48">LAB</text:span></text:p>
          </draw:text-box>
        </draw:frame>
        <draw:frame presentation:style-name="pr2" draw:text-style-name="P2" draw:layer="layout" svg:width="17.78cm" svg:height="4.87cm" svg:x="3.625cm" svg:y="8.461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Testing Spring Applications</text:p>
                  </text:list-item>
                </text:list>
              </text:list-item>
            </text:list>
          </draw:text-box>
        </draw:frame>
        <presentation:notes draw:style-name="dp2">
          <draw:page-thumbnail draw:layer="layout" svg:width="13.335cm" svg:height="10.001cm" svg:x="3.493cm" svg:y="2.002cm" draw:page-number="31"/>
          <draw:frame presentation:style-name="pr3" draw:text-style-name="P4"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modern"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moder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12pt" fo:language="en" fo:country="US"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st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3"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7" draw:text-style-name="P7" draw:layer="backgroundobjects" svg:width="8.806cm" svg:height="1.333cm" svg:x="0cm" svg:y="25.333cm" presentation:class="footer">
          <draw:text-box>
            <text:p text:style-name="P7"><text:span text:style-name="T3"><presentation:footer/></text:span></text:p>
          </draw:text-box>
        </draw:frame>
        <draw:frame presentation:style-name="pr8"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Module Name</dc:title>
    <meta:initial-creator>Mark Fisher</meta:initial-creator>
    <meta:creation-date>2006-09-22T09:51:11</meta:creation-date>
    <dc:creator>Jim Moore</dc:creator>
    <dc:date>2008-05-13T13:25:44</dc:date>
    <meta:printed-by>Colin Sampaleanu</meta:printed-by>
    <meta:print-date>2008-01-11T19:25:35</meta:print-date>
    <meta:editing-cycles>192</meta:editing-cycles>
    <meta:editing-duration>PT22H47M23S</meta:editing-duration>
    <meta:user-defined meta:name="Info 1"/>
    <meta:user-defined meta:name="Info 2"/>
    <meta:user-defined meta:name="Info 3"/>
    <meta:user-defined meta:name="Info 4"/>
    <meta:document-statistic meta:object-count="312"/>
  </office:meta>
</office:document-meta>
</file>